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EZ-201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Dezembro-2015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207.79" table:style-name="ce14">
            <text:p>208<text:s/></text:p>
          </table:table-cell>
          <table:table-cell office:value-type="float" office:value="33849287.920000002" table:style-name="ce14">
            <text:p>33.849.288<text:s/></text:p>
          </table:table-cell>
          <table:table-cell office:value-type="float" office:value="53601817.229999997" table:style-name="ce14">
            <text:p>53.601.817<text:s/></text:p>
          </table:table-cell>
          <table:table-cell office:value-type="float" office:value="25221.14" table:style-name="ce14">
            <text:p>25.221<text:s/></text:p>
          </table:table-cell>
          <table:table-cell office:value-type="float" office:value="56493335.509999998" table:style-name="ce14">
            <text:p>56.493.336<text:s/></text:p>
          </table:table-cell>
          <table:table-cell office:value-type="float" office:value="38050291.670000002" table:style-name="ce14">
            <text:p>38.050.292<text:s/></text:p>
          </table:table-cell>
          <table:table-cell office:value-type="float" office:value="2899099.23" table:style-name="ce14">
            <text:p>2.899.099<text:s/></text:p>
          </table:table-cell>
          <table:table-cell office:value-type="float" office:value="127676796.20999999" table:style-name="ce14">
            <text:p>127.676.796<text:s/></text:p>
          </table:table-cell>
          <table:table-cell office:value-type="float" office:value="24417926.68" table:style-name="ce14">
            <text:p>24.417.927<text:s/></text:p>
          </table:table-cell>
          <table:table-cell office:value-type="float" office:value="6126259.1200000001" table:style-name="ce14">
            <text:p>6.126.259<text:s/></text:p>
          </table:table-cell>
          <table:table-cell office:value-type="float" office:value="58606612.159999996" table:style-name="ce14">
            <text:p>58.606.612<text:s/></text:p>
          </table:table-cell>
          <table:table-cell office:value-type="float" office:value="85031.94" table:style-name="ce14">
            <text:p>85.032<text:s/></text:p>
          </table:table-cell>
          <table:table-cell office:value-type="float" office:value="1855945.49" table:style-name="ce14">
            <text:p>1.855.945<text:s/></text:p>
          </table:table-cell>
          <table:table-cell office:value-type="float" office:value="5818380.25" table:style-name="ce14">
            <text:p>5.818.380<text:s/></text:p>
          </table:table-cell>
          <table:table-cell office:value-type="float" office:value="2340931.7400000002" table:style-name="ce14">
            <text:p>2.340.932<text:s/></text:p>
          </table:table-cell>
          <table:table-cell office:value-type="float" office:value="77661305.640000001" table:style-name="ce14">
            <text:p>77.661.306<text:s/></text:p>
          </table:table-cell>
          <table:table-cell office:value-type="float" office:value="9893.2000000000007" table:style-name="ce14">
            <text:p>9.893<text:s/></text:p>
          </table:table-cell>
          <table:table-cell office:value-type="float" office:value="201313059.59" table:style-name="ce14">
            <text:p>201.313.060<text:s/></text:p>
          </table:table-cell>
          <table:table-cell office:value-type="float" office:value="281271917.26999998" table:style-name="ce14">
            <text:p>281.271.917<text:s/></text:p>
          </table:table-cell>
          <table:table-cell office:value-type="float" office:value="2537281.4900000002" table:style-name="ce14">
            <text:p>2.537.281<text:s/></text:p>
          </table:table-cell>
          <table:table-cell office:value-type="float" office:value="30299.119999999999" table:style-name="ce14">
            <text:p>30.299<text:s/></text:p>
          </table:table-cell>
          <table:table-cell office:value-type="float" office:value="42335.7" table:style-name="ce14">
            <text:p>42.336<text:s/></text:p>
          </table:table-cell>
          <table:table-cell office:value-type="float" office:value="76511723.590000004" table:style-name="ce14">
            <text:p>76.511.724<text:s/></text:p>
          </table:table-cell>
          <table:table-cell office:value-type="float" office:value="338856863.76999998" table:style-name="ce14">
            <text:p>338.856.864<text:s/></text:p>
          </table:table-cell>
          <table:table-cell office:value-type="float" office:value="83706.53" table:style-name="ce14">
            <text:p>83.707<text:s/></text:p>
          </table:table-cell>
          <table:table-cell office:value-type="float" office:value="1283481905.7" table:style-name="ce14">
            <text:p>1.283.481.906<text:s/></text:p>
          </table:table-cell>
          <table:table-cell office:value-type="float" office:value="289.10000000000002" table:style-name="ce14">
            <text:p>289<text:s/></text:p>
          </table:table-cell>
          <table:table-cell office:value-type="float" office:value="2673647724.7800002" table:style-name="ce15">
            <text:p>2.673.647.7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82" table:style-name="ce14">
            <text:p>(1)</text:p>
          </table:table-cell>
          <table:table-cell office:value-type="float" office:value="1288.3900000000001" table:style-name="ce14">
            <text:p>1.288<text:s/></text:p>
          </table:table-cell>
          <table:table-cell office:value-type="float" office:value="-20.149999999999999" table:style-name="ce14">
            <text:p>(20)</text:p>
          </table:table-cell>
          <table:table-cell office:value-type="float" office:value="0" table:style-name="ce14">
            <text:p>-<text:s/></text:p>
          </table:table-cell>
          <table:table-cell office:value-type="float" office:value="49483.23" table:style-name="ce14">
            <text:p>49.483<text:s/></text:p>
          </table:table-cell>
          <table:table-cell office:value-type="float" office:value="56837.24" table:style-name="ce14">
            <text:p>56.837<text:s/></text:p>
          </table:table-cell>
          <table:table-cell office:value-type="float" office:value="4787.87" table:style-name="ce14">
            <text:p>4.788<text:s/></text:p>
          </table:table-cell>
          <table:table-cell office:value-type="float" office:value="-41.91" table:style-name="ce14">
            <text:p>(42)</text:p>
          </table:table-cell>
          <table:table-cell office:value-type="float" office:value="21378" table:style-name="ce14">
            <text:p>21.378<text:s/></text:p>
          </table:table-cell>
          <table:table-cell office:value-type="float" office:value="-9.91" table:style-name="ce14">
            <text:p>(10)</text:p>
          </table:table-cell>
          <table:table-cell office:value-type="float" office:value="-990.41" table:style-name="ce14">
            <text:p>(990)</text:p>
          </table:table-cell>
          <table:table-cell office:value-type="float" office:value="1325.16" table:style-name="ce14">
            <text:p>1.325<text:s/></text:p>
          </table:table-cell>
          <table:table-cell office:value-type="float" office:value="-4.5199999999999996" table:style-name="ce14">
            <text:p>(5)</text:p>
          </table:table-cell>
          <table:table-cell office:value-type="float" office:value="500614.13" table:style-name="ce14">
            <text:p>500.614<text:s/></text:p>
          </table:table-cell>
          <table:table-cell office:value-type="float" office:value="-511.45" table:style-name="ce14">
            <text:p>(511)</text:p>
          </table:table-cell>
          <table:table-cell office:value-type="float" office:value="20130.46" table:style-name="ce14">
            <text:p>20.130<text:s/></text:p>
          </table:table-cell>
          <table:table-cell office:value-type="float" office:value="-2.5" table:style-name="ce14">
            <text:p>(3)</text:p>
          </table:table-cell>
          <table:table-cell office:value-type="float" office:value="681514.65" table:style-name="ce14">
            <text:p>681.515<text:s/></text:p>
          </table:table-cell>
          <table:table-cell office:value-type="float" office:value="2000.74" table:style-name="ce14">
            <text:p>2.001<text:s/></text:p>
          </table:table-cell>
          <table:table-cell office:value-type="float" office:value="-8.74" table:style-name="ce14">
            <text:p>(9)</text:p>
          </table:table-cell>
          <table:table-cell office:value-type="float" office:value="-14.98" table:style-name="ce14">
            <text:p>(15)</text:p>
          </table:table-cell>
          <table:table-cell office:value-type="float" office:value="-1.48" table:style-name="ce14">
            <text:p>(1)</text:p>
          </table:table-cell>
          <table:table-cell office:value-type="float" office:value="834629.67" table:style-name="ce14">
            <text:p>834.630<text:s/></text:p>
          </table:table-cell>
          <table:table-cell office:value-type="float" office:value="451468.31" table:style-name="ce14">
            <text:p>451.468<text:s/></text:p>
          </table:table-cell>
          <table:table-cell office:value-type="float" office:value="-1.18" table:style-name="ce14">
            <text:p>(1)</text:p>
          </table:table-cell>
          <table:table-cell office:value-type="float" office:value="901963.45" table:style-name="ce14">
            <text:p>901.963<text:s/></text:p>
          </table:table-cell>
          <table:table-cell office:value-type="float" office:value="919.92" table:style-name="ce14">
            <text:p>920<text:s/></text:p>
          </table:table-cell>
          <table:table-cell office:value-type="float" office:value="3526733.17" table:style-name="ce15">
            <text:p>3.526.7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103381.21" table:style-name="ce14">
            <text:p>103.381<text:s/></text:p>
          </table:table-cell>
          <table:table-cell office:value-type="float" office:value="3685398.06" table:style-name="ce14">
            <text:p>3.685.398<text:s/></text:p>
          </table:table-cell>
          <table:table-cell office:value-type="float" office:value="13567131.140000001" table:style-name="ce14">
            <text:p>13.567.131<text:s/></text:p>
          </table:table-cell>
          <table:table-cell office:value-type="float" office:value="156010.38" table:style-name="ce14">
            <text:p>156.010<text:s/></text:p>
          </table:table-cell>
          <table:table-cell office:value-type="float" office:value="117135043.39" table:style-name="ce14">
            <text:p>117.135.043<text:s/></text:p>
          </table:table-cell>
          <table:table-cell office:value-type="float" office:value="34358155.700000003" table:style-name="ce14">
            <text:p>34.358.156<text:s/></text:p>
          </table:table-cell>
          <table:table-cell office:value-type="float" office:value="6504524.0499999998" table:style-name="ce14">
            <text:p>6.504.524<text:s/></text:p>
          </table:table-cell>
          <table:table-cell office:value-type="float" office:value="183279919.21000001" table:style-name="ce14">
            <text:p>183.279.919<text:s/></text:p>
          </table:table-cell>
          <table:table-cell office:value-type="float" office:value="22109407.600000001" table:style-name="ce14">
            <text:p>22.109.408<text:s/></text:p>
          </table:table-cell>
          <table:table-cell office:value-type="float" office:value="5432713.6100000003" table:style-name="ce14">
            <text:p>5.432.714<text:s/></text:p>
          </table:table-cell>
          <table:table-cell office:value-type="float" office:value="508889834.74000001" table:style-name="ce14">
            <text:p>508.889.835<text:s/></text:p>
          </table:table-cell>
          <table:table-cell office:value-type="float" office:value="7518389.9900000002" table:style-name="ce14">
            <text:p>7.518.390<text:s/></text:p>
          </table:table-cell>
          <table:table-cell office:value-type="float" office:value="8052043.1200000001" table:style-name="ce14">
            <text:p>8.052.043<text:s/></text:p>
          </table:table-cell>
          <table:table-cell office:value-type="float" office:value="8146021.6299999999" table:style-name="ce14">
            <text:p>8.146.022<text:s/></text:p>
          </table:table-cell>
          <table:table-cell office:value-type="float" office:value="5466629.7599999998" table:style-name="ce14">
            <text:p>5.466.630<text:s/></text:p>
          </table:table-cell>
          <table:table-cell office:value-type="float" office:value="112011222.56" table:style-name="ce14">
            <text:p>112.011.223<text:s/></text:p>
          </table:table-cell>
          <table:table-cell office:value-type="float" office:value="3440656.63" table:style-name="ce14">
            <text:p>3.440.657<text:s/></text:p>
          </table:table-cell>
          <table:table-cell office:value-type="float" office:value="253511799.03999999" table:style-name="ce14">
            <text:p>253.511.799<text:s/></text:p>
          </table:table-cell>
          <table:table-cell office:value-type="float" office:value="288198794.55000001" table:style-name="ce14">
            <text:p>288.198.795<text:s/></text:p>
          </table:table-cell>
          <table:table-cell office:value-type="float" office:value="3788935.63" table:style-name="ce14">
            <text:p>3.788.936<text:s/></text:p>
          </table:table-cell>
          <table:table-cell office:value-type="float" office:value="2205727.34" table:style-name="ce14">
            <text:p>2.205.727<text:s/></text:p>
          </table:table-cell>
          <table:table-cell office:value-type="float" office:value="131607.29" table:style-name="ce14">
            <text:p>131.607<text:s/></text:p>
          </table:table-cell>
          <table:table-cell office:value-type="float" office:value="474416637.45999998" table:style-name="ce14">
            <text:p>474.416.637<text:s/></text:p>
          </table:table-cell>
          <table:table-cell office:value-type="float" office:value="287169341.16000003" table:style-name="ce14">
            <text:p>287.169.341<text:s/></text:p>
          </table:table-cell>
          <table:table-cell office:value-type="float" office:value="4455124.4800000004" table:style-name="ce14">
            <text:p>4.455.124<text:s/></text:p>
          </table:table-cell>
          <table:table-cell office:value-type="float" office:value="1758147627.8699999" table:style-name="ce14">
            <text:p>1.758.147.628<text:s/></text:p>
          </table:table-cell>
          <table:table-cell office:value-type="float" office:value="636723.67000000004" table:style-name="ce14">
            <text:p>636.724<text:s/></text:p>
          </table:table-cell>
          <table:table-cell office:value-type="float" office:value="4112518801.27" table:style-name="ce15">
            <text:p>4.112.518.8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72974.66" table:style-name="ce14">
            <text:p>72.97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04.85" table:style-name="ce14">
            <text:p>405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6561.23" table:style-name="ce14">
            <text:p>26.56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32611570.87" table:style-name="ce14">
            <text:p>332.611.571<text:s/></text:p>
          </table:table-cell>
          <table:table-cell office:value-type="float" office:value="5700" table:style-name="ce14">
            <text:p>5.70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96.9499999999998" table:style-name="ce14">
            <text:p>2.497<text:s/></text:p>
          </table:table-cell>
          <table:table-cell office:value-type="float" office:value="5790.33" table:style-name="ce14">
            <text:p>5.790<text:s/></text:p>
          </table:table-cell>
          <table:table-cell office:value-type="float" office:value="12792.81" table:style-name="ce14">
            <text:p>12.79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05413073.38" table:style-name="ce14">
            <text:p>205.413.073<text:s/></text:p>
          </table:table-cell>
          <table:table-cell office:value-type="float" office:value="1297.5" table:style-name="ce14">
            <text:p>1.298<text:s/></text:p>
          </table:table-cell>
          <table:table-cell office:value-type="float" office:value="184424.05" table:style-name="ce14">
            <text:p>184.424<text:s/></text:p>
          </table:table-cell>
          <table:table-cell office:value-type="float" office:value="929.62" table:style-name="ce14">
            <text:p>93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38338016.24999988" table:style-name="ce15">
            <text:p>538.338.01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47959.34" table:style-name="ce14">
            <text:p>47.959<text:s/></text:p>
          </table:table-cell>
          <table:table-cell office:value-type="float" office:value="533525.5" table:style-name="ce14">
            <text:p>533.526<text:s/></text:p>
          </table:table-cell>
          <table:table-cell office:value-type="float" office:value="3449481.86" table:style-name="ce14">
            <text:p>3.449.48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817484.92" table:style-name="ce14">
            <text:p>12.817.485<text:s/></text:p>
          </table:table-cell>
          <table:table-cell office:value-type="float" office:value="9232846.4399999995" table:style-name="ce14">
            <text:p>9.232.846<text:s/></text:p>
          </table:table-cell>
          <table:table-cell office:value-type="float" office:value="1601023.71" table:style-name="ce14">
            <text:p>1.601.024<text:s/></text:p>
          </table:table-cell>
          <table:table-cell office:value-type="float" office:value="1718513.1" table:style-name="ce14">
            <text:p>1.718.513<text:s/></text:p>
          </table:table-cell>
          <table:table-cell office:value-type="float" office:value="3896300.06" table:style-name="ce14">
            <text:p>3.896.300<text:s/></text:p>
          </table:table-cell>
          <table:table-cell office:value-type="float" office:value="4360725.82" table:style-name="ce14">
            <text:p>4.360.726<text:s/></text:p>
          </table:table-cell>
          <table:table-cell office:value-type="float" office:value="15129314.050000001" table:style-name="ce14">
            <text:p>15.129.314<text:s/></text:p>
          </table:table-cell>
          <table:table-cell office:value-type="float" office:value="220709.2" table:style-name="ce14">
            <text:p>220.709<text:s/></text:p>
          </table:table-cell>
          <table:table-cell office:value-type="float" office:value="4151967.98" table:style-name="ce14">
            <text:p>4.151.968<text:s/></text:p>
          </table:table-cell>
          <table:table-cell office:value-type="float" office:value="1853495.77" table:style-name="ce14">
            <text:p>1.853.496<text:s/></text:p>
          </table:table-cell>
          <table:table-cell office:value-type="float" office:value="1192229.2" table:style-name="ce14">
            <text:p>1.192.229<text:s/></text:p>
          </table:table-cell>
          <table:table-cell office:value-type="float" office:value="37882795.719999999" table:style-name="ce14">
            <text:p>37.882.796<text:s/></text:p>
          </table:table-cell>
          <table:table-cell office:value-type="float" office:value="60566.32" table:style-name="ce14">
            <text:p>60.566<text:s/></text:p>
          </table:table-cell>
          <table:table-cell office:value-type="float" office:value="2720020.15" table:style-name="ce14">
            <text:p>2.720.020<text:s/></text:p>
          </table:table-cell>
          <table:table-cell office:value-type="float" office:value="20707804.690000001" table:style-name="ce14">
            <text:p>20.707.805<text:s/></text:p>
          </table:table-cell>
          <table:table-cell office:value-type="float" office:value="566880.64" table:style-name="ce14">
            <text:p>566.881<text:s/></text:p>
          </table:table-cell>
          <table:table-cell office:value-type="float" office:value="19262.07" table:style-name="ce14">
            <text:p>19.262<text:s/></text:p>
          </table:table-cell>
          <table:table-cell office:value-type="float" office:value="77657.83" table:style-name="ce14">
            <text:p>77.658<text:s/></text:p>
          </table:table-cell>
          <table:table-cell office:value-type="float" office:value="14541213.470000001" table:style-name="ce14">
            <text:p>14.541.213<text:s/></text:p>
          </table:table-cell>
          <table:table-cell office:value-type="float" office:value="8857574.9900000002" table:style-name="ce14">
            <text:p>8.857.575<text:s/></text:p>
          </table:table-cell>
          <table:table-cell office:value-type="float" office:value="400631.09" table:style-name="ce14">
            <text:p>400.631<text:s/></text:p>
          </table:table-cell>
          <table:table-cell office:value-type="float" office:value="105201935.94" table:style-name="ce14">
            <text:p>105.201.93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1241919.86000001" table:style-name="ce15">
            <text:p>251.241.9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4258.96" table:style-name="ce14">
            <text:p>4.25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568.26" table:style-name="ce14">
            <text:p>12.56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239.360000000001" table:style-name="ce14">
            <text:p>25.23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8670627.380000003" table:style-name="ce14">
            <text:p>38.670.627<text:s/></text:p>
          </table:table-cell>
          <table:table-cell office:value-type="float" office:value="658310.87" table:style-name="ce14">
            <text:p>658.311<text:s/></text:p>
          </table:table-cell>
          <table:table-cell office:value-type="float" office:value="3931.53" table:style-name="ce14">
            <text:p>3.932<text:s/></text:p>
          </table:table-cell>
          <table:table-cell office:value-type="float" office:value="2799.35" table:style-name="ce14">
            <text:p>2.799<text:s/></text:p>
          </table:table-cell>
          <table:table-cell office:value-type="float" office:value="4151.3900000000003" table:style-name="ce14">
            <text:p>4.151<text:s/></text:p>
          </table:table-cell>
          <table:table-cell office:value-type="float" office:value="2135.7800000000002" table:style-name="ce14">
            <text:p>2.136<text:s/></text:p>
          </table:table-cell>
          <table:table-cell office:value-type="float" office:value="173.73" table:style-name="ce14">
            <text:p>17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9199114.030000001" table:style-name="ce14">
            <text:p>29.199.114<text:s/></text:p>
          </table:table-cell>
          <table:table-cell office:value-type="float" office:value="38323049.399999999" table:style-name="ce14">
            <text:p>38.323.04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838.05" table:style-name="ce14">
            <text:p>15.838<text:s/></text:p>
          </table:table-cell>
          <table:table-cell office:value-type="float" office:value="1117.55" table:style-name="ce14">
            <text:p>1.118<text:s/></text:p>
          </table:table-cell>
          <table:table-cell office:value-type="float" office:value="60761121.25" table:style-name="ce14">
            <text:p>60.761.121<text:s/></text:p>
          </table:table-cell>
          <table:table-cell office:value-type="float" office:value="9492436.7200000007" table:style-name="ce14">
            <text:p>9.492.437<text:s/></text:p>
          </table:table-cell>
          <table:table-cell office:value-type="float" office:value="5376.18" table:style-name="ce14">
            <text:p>5.376<text:s/></text:p>
          </table:table-cell>
          <table:table-cell office:value-type="float" office:value="141356898.13999999" table:style-name="ce14">
            <text:p>141.356.89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18539147.92999995" table:style-name="ce15">
            <text:p>318.539.1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4">
            <text:p>-<text:s/></text:p>
          </table:table-cell>
          <table:table-cell office:value-type="float" office:value="1670839.72" table:style-name="ce14">
            <text:p>1.670.840<text:s/></text:p>
          </table:table-cell>
          <table:table-cell office:value-type="float" office:value="4719293.68" table:style-name="ce14">
            <text:p>4.719.294<text:s/></text:p>
          </table:table-cell>
          <table:table-cell office:value-type="float" office:value="2968.07" table:style-name="ce14">
            <text:p>2.968<text:s/></text:p>
          </table:table-cell>
          <table:table-cell office:value-type="float" office:value="36143853.909999996" table:style-name="ce14">
            <text:p>36.143.854<text:s/></text:p>
          </table:table-cell>
          <table:table-cell office:value-type="float" office:value="12121031.390000001" table:style-name="ce14">
            <text:p>12.121.031<text:s/></text:p>
          </table:table-cell>
          <table:table-cell office:value-type="float" office:value="1487734.84" table:style-name="ce14">
            <text:p>1.487.735<text:s/></text:p>
          </table:table-cell>
          <table:table-cell office:value-type="float" office:value="107341483.94" table:style-name="ce14">
            <text:p>107.341.484<text:s/></text:p>
          </table:table-cell>
          <table:table-cell office:value-type="float" office:value="3500265.23" table:style-name="ce14">
            <text:p>3.500.265<text:s/></text:p>
          </table:table-cell>
          <table:table-cell office:value-type="float" office:value="399350.86" table:style-name="ce14">
            <text:p>399.351<text:s/></text:p>
          </table:table-cell>
          <table:table-cell office:value-type="float" office:value="39981318.490000002" table:style-name="ce14">
            <text:p>39.981.318<text:s/></text:p>
          </table:table-cell>
          <table:table-cell office:value-type="float" office:value="24476.42" table:style-name="ce14">
            <text:p>24.476<text:s/></text:p>
          </table:table-cell>
          <table:table-cell office:value-type="float" office:value="855221.43" table:style-name="ce14">
            <text:p>855.221<text:s/></text:p>
          </table:table-cell>
          <table:table-cell office:value-type="float" office:value="3152717.8" table:style-name="ce14">
            <text:p>3.152.718<text:s/></text:p>
          </table:table-cell>
          <table:table-cell office:value-type="float" office:value="1762830.85" table:style-name="ce14">
            <text:p>1.762.831<text:s/></text:p>
          </table:table-cell>
          <table:table-cell office:value-type="float" office:value="30458999.079999998" table:style-name="ce14">
            <text:p>30.458.999<text:s/></text:p>
          </table:table-cell>
          <table:table-cell office:value-type="float" office:value="210.02" table:style-name="ce14">
            <text:p>210<text:s/></text:p>
          </table:table-cell>
          <table:table-cell office:value-type="float" office:value="106196074.03" table:style-name="ce14">
            <text:p>106.196.074<text:s/></text:p>
          </table:table-cell>
          <table:table-cell office:value-type="float" office:value="112891344.83" table:style-name="ce14">
            <text:p>112.891.345<text:s/></text:p>
          </table:table-cell>
          <table:table-cell office:value-type="float" office:value="286579.07" table:style-name="ce14">
            <text:p>286.57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1918.37" table:style-name="ce14">
            <text:p>31.918<text:s/></text:p>
          </table:table-cell>
          <table:table-cell office:value-type="float" office:value="73875814.760000005" table:style-name="ce14">
            <text:p>73.875.815<text:s/></text:p>
          </table:table-cell>
          <table:table-cell office:value-type="float" office:value="131525784.09" table:style-name="ce14">
            <text:p>131.525.784<text:s/></text:p>
          </table:table-cell>
          <table:table-cell office:value-type="float" office:value="219882.92" table:style-name="ce14">
            <text:p>219.883<text:s/></text:p>
          </table:table-cell>
          <table:table-cell office:value-type="float" office:value="505398538.70999998" table:style-name="ce14">
            <text:p>505.398.53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74048532.51" table:style-name="ce15">
            <text:p>1.174.048.5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51162.91" table:style-name="ce14">
            <text:p>51.163<text:s/></text:p>
          </table:table-cell>
          <table:table-cell office:value-type="float" office:value="1481032.8399999999" table:style-name="ce14">
            <text:p>1.481.033<text:s/></text:p>
          </table:table-cell>
          <table:table-cell office:value-type="float" office:value="5385787.3399999999" table:style-name="ce14">
            <text:p>5.385.787<text:s/></text:p>
          </table:table-cell>
          <table:table-cell office:value-type="float" office:value="153042.31" table:style-name="ce14">
            <text:p>153.042<text:s/></text:p>
          </table:table-cell>
          <table:table-cell office:value-type="float" office:value="68075490.540000007" table:style-name="ce14">
            <text:p>68.075.491<text:s/></text:p>
          </table:table-cell>
          <table:table-cell office:value-type="float" office:value="13004277.869999999" table:style-name="ce14">
            <text:p>13.004.278<text:s/></text:p>
          </table:table-cell>
          <table:table-cell office:value-type="float" office:value="3415360.6500000004" table:style-name="ce14">
            <text:p>3.415.361<text:s/></text:p>
          </table:table-cell>
          <table:table-cell office:value-type="float" office:value="35549294.789999999" table:style-name="ce14">
            <text:p>35.549.295<text:s/></text:p>
          </table:table-cell>
          <table:table-cell office:value-type="float" office:value="14027970.209999999" table:style-name="ce14">
            <text:p>14.027.970<text:s/></text:p>
          </table:table-cell>
          <table:table-cell office:value-type="float" office:value="668705.4" table:style-name="ce14">
            <text:p>668.705<text:s/></text:p>
          </table:table-cell>
          <table:table-cell office:value-type="float" office:value="121164831.97999999" table:style-name="ce14">
            <text:p>121.164.832<text:s/></text:p>
          </table:table-cell>
          <table:table-cell office:value-type="float" office:value="7263352.9800000004" table:style-name="ce14">
            <text:p>7.263.353<text:s/></text:p>
          </table:table-cell>
          <table:table-cell office:value-type="float" office:value="3042717.93" table:style-name="ce14">
            <text:p>3.042.718<text:s/></text:p>
          </table:table-cell>
          <table:table-cell office:value-type="float" office:value="3139634.33" table:style-name="ce14">
            <text:p>3.139.634<text:s/></text:p>
          </table:table-cell>
          <table:table-cell office:value-type="float" office:value="2511569.71" table:style-name="ce14">
            <text:p>2.511.570<text:s/></text:p>
          </table:table-cell>
          <table:table-cell office:value-type="float" office:value="43669427.759999998" table:style-name="ce14">
            <text:p>43.669.428<text:s/></text:p>
          </table:table-cell>
          <table:table-cell office:value-type="float" office:value="3379880.2899999996" table:style-name="ce14">
            <text:p>3.379.880<text:s/></text:p>
          </table:table-cell>
          <table:table-cell office:value-type="float" office:value="115394093.88" table:style-name="ce14">
            <text:p>115.394.094<text:s/></text:p>
          </table:table-cell>
          <table:table-cell office:value-type="float" office:value="116270805.30000001" table:style-name="ce14">
            <text:p>116.270.805<text:s/></text:p>
          </table:table-cell>
          <table:table-cell office:value-type="float" office:value="2922683.11" table:style-name="ce14">
            <text:p>2.922.683<text:s/></text:p>
          </table:table-cell>
          <table:table-cell office:value-type="float" office:value="2170627.2200000002" table:style-name="ce14">
            <text:p>2.170.627<text:s/></text:p>
          </table:table-cell>
          <table:table-cell office:value-type="float" office:value="20913.54" table:style-name="ce14">
            <text:p>20.914<text:s/></text:p>
          </table:table-cell>
          <table:table-cell office:value-type="float" office:value="119825414.60000001" table:style-name="ce14">
            <text:p>119.825.415<text:s/></text:p>
          </table:table-cell>
          <table:table-cell office:value-type="float" office:value="137292247.85999998" table:style-name="ce14">
            <text:p>137.292.248<text:s/></text:p>
          </table:table-cell>
          <table:table-cell office:value-type="float" office:value="3644810.2399999998" table:style-name="ce14">
            <text:p>3.644.810<text:s/></text:p>
          </table:table-cell>
          <table:table-cell office:value-type="float" office:value="1006189325.4599999" table:style-name="ce14">
            <text:p>1.006.189.325<text:s/></text:p>
          </table:table-cell>
          <table:table-cell office:value-type="float" office:value="636723.66999999993" table:style-name="ce14">
            <text:p>636.724<text:s/></text:p>
          </table:table-cell>
          <table:table-cell office:value-type="float" office:value="1830351184.72" table:style-name="ce15">
            <text:p>1.830.351.1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6534962.43" table:style-name="ce14">
            <text:p>16.534.962<text:s/></text:p>
          </table:table-cell>
          <table:table-cell office:value-type="float" office:value="51843537.280000001" table:style-name="ce14">
            <text:p>51.843.537<text:s/></text:p>
          </table:table-cell>
          <table:table-cell office:value-type="float" office:value="223632761.30000001" table:style-name="ce14">
            <text:p>223.632.761<text:s/></text:p>
          </table:table-cell>
          <table:table-cell office:value-type="float" office:value="10609024.800000001" table:style-name="ce14">
            <text:p>10.609.025<text:s/></text:p>
          </table:table-cell>
          <table:table-cell office:value-type="float" office:value="307630683.06999999" table:style-name="ce14">
            <text:p>307.630.683<text:s/></text:p>
          </table:table-cell>
          <table:table-cell office:value-type="float" office:value="288121985.07999998" table:style-name="ce14">
            <text:p>288.121.985<text:s/></text:p>
          </table:table-cell>
          <table:table-cell office:value-type="float" office:value="5073365026.1099997" table:style-name="ce14">
            <text:p>5.073.365.026<text:s/></text:p>
          </table:table-cell>
          <table:table-cell office:value-type="float" office:value="205831329.72" table:style-name="ce14">
            <text:p>205.831.330<text:s/></text:p>
          </table:table-cell>
          <table:table-cell office:value-type="float" office:value="217695593.25" table:style-name="ce14">
            <text:p>217.695.593<text:s/></text:p>
          </table:table-cell>
          <table:table-cell office:value-type="float" office:value="66599753.979999997" table:style-name="ce14">
            <text:p>66.599.754<text:s/></text:p>
          </table:table-cell>
          <table:table-cell office:value-type="float" office:value="1021397622.65" table:style-name="ce14">
            <text:p>1.021.397.623<text:s/></text:p>
          </table:table-cell>
          <table:table-cell office:value-type="float" office:value="118160021.59" table:style-name="ce14">
            <text:p>118.160.022<text:s/></text:p>
          </table:table-cell>
          <table:table-cell office:value-type="float" office:value="126168818.67" table:style-name="ce14">
            <text:p>126.168.819<text:s/></text:p>
          </table:table-cell>
          <table:table-cell office:value-type="float" office:value="163014353.18000001" table:style-name="ce14">
            <text:p>163.014.353<text:s/></text:p>
          </table:table-cell>
          <table:table-cell office:value-type="float" office:value="85244066.469999999" table:style-name="ce14">
            <text:p>85.244.066<text:s/></text:p>
          </table:table-cell>
          <table:table-cell office:value-type="float" office:value="269767874.06" table:style-name="ce14">
            <text:p>269.767.874<text:s/></text:p>
          </table:table-cell>
          <table:table-cell office:value-type="float" office:value="48985538.630000003" table:style-name="ce14">
            <text:p>48.985.539<text:s/></text:p>
          </table:table-cell>
          <table:table-cell office:value-type="float" office:value="1381062275.9000001" table:style-name="ce14">
            <text:p>1.381.062.276<text:s/></text:p>
          </table:table-cell>
          <table:table-cell office:value-type="float" office:value="6303734663.6300001" table:style-name="ce14">
            <text:p>6.303.734.664<text:s/></text:p>
          </table:table-cell>
          <table:table-cell office:value-type="float" office:value="80255986.659999996" table:style-name="ce14">
            <text:p>80.255.987<text:s/></text:p>
          </table:table-cell>
          <table:table-cell office:value-type="float" office:value="41815187.920000002" table:style-name="ce14">
            <text:p>41.815.188<text:s/></text:p>
          </table:table-cell>
          <table:table-cell office:value-type="float" office:value="13888909.32" table:style-name="ce14">
            <text:p>13.888.909<text:s/></text:p>
          </table:table-cell>
          <table:table-cell office:value-type="float" office:value="900902360.28999996" table:style-name="ce14">
            <text:p>900.902.360<text:s/></text:p>
          </table:table-cell>
          <table:table-cell office:value-type="float" office:value="460830377.79000002" table:style-name="ce14">
            <text:p>460.830.378<text:s/></text:p>
          </table:table-cell>
          <table:table-cell office:value-type="float" office:value="49211434.68" table:style-name="ce14">
            <text:p>49.211.435<text:s/></text:p>
          </table:table-cell>
          <table:table-cell office:value-type="float" office:value="15505872734.469999" table:style-name="ce14">
            <text:p>15.505.872.734<text:s/></text:p>
          </table:table-cell>
          <table:table-cell office:value-type="float" office:value="23766785.379999999" table:style-name="ce14">
            <text:p>23.766.785<text:s/></text:p>
          </table:table-cell>
          <table:table-cell office:value-type="float" office:value="33055943668.310001" table:style-name="ce15">
            <text:p>33.055.943.6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493835.4" table:style-name="ce14">
            <text:p>1.493.835<text:s/></text:p>
          </table:table-cell>
          <table:table-cell office:value-type="float" office:value="6611002.9100000001" table:style-name="ce14">
            <text:p>6.611.003<text:s/></text:p>
          </table:table-cell>
          <table:table-cell office:value-type="float" office:value="8405277.7799999993" table:style-name="ce14">
            <text:p>8.405.278<text:s/></text:p>
          </table:table-cell>
          <table:table-cell office:value-type="float" office:value="1708788.67" table:style-name="ce14">
            <text:p>1.708.789<text:s/></text:p>
          </table:table-cell>
          <table:table-cell office:value-type="float" office:value="24388491.609999999" table:style-name="ce14">
            <text:p>24.388.492<text:s/></text:p>
          </table:table-cell>
          <table:table-cell office:value-type="float" office:value="17153479.399999999" table:style-name="ce14">
            <text:p>17.153.479<text:s/></text:p>
          </table:table-cell>
          <table:table-cell office:value-type="float" office:value="33937361.780000001" table:style-name="ce14">
            <text:p>33.937.362<text:s/></text:p>
          </table:table-cell>
          <table:table-cell office:value-type="float" office:value="14509053.01" table:style-name="ce14">
            <text:p>14.509.053<text:s/></text:p>
          </table:table-cell>
          <table:table-cell office:value-type="float" office:value="22565594.539999999" table:style-name="ce14">
            <text:p>22.565.595<text:s/></text:p>
          </table:table-cell>
          <table:table-cell office:value-type="float" office:value="9043235.1199999992" table:style-name="ce14">
            <text:p>9.043.235<text:s/></text:p>
          </table:table-cell>
          <table:table-cell office:value-type="float" office:value="116695198.13" table:style-name="ce14">
            <text:p>116.695.198<text:s/></text:p>
          </table:table-cell>
          <table:table-cell office:value-type="float" office:value="16384225.460000001" table:style-name="ce14">
            <text:p>16.384.225<text:s/></text:p>
          </table:table-cell>
          <table:table-cell office:value-type="float" office:value="10184006.24" table:style-name="ce14">
            <text:p>10.184.006<text:s/></text:p>
          </table:table-cell>
          <table:table-cell office:value-type="float" office:value="19435469.420000002" table:style-name="ce14">
            <text:p>19.435.469<text:s/></text:p>
          </table:table-cell>
          <table:table-cell office:value-type="float" office:value="10360717.92" table:style-name="ce14">
            <text:p>10.360.718<text:s/></text:p>
          </table:table-cell>
          <table:table-cell office:value-type="float" office:value="21573227.5" table:style-name="ce14">
            <text:p>21.573.228<text:s/></text:p>
          </table:table-cell>
          <table:table-cell office:value-type="float" office:value="5227232.5599999996" table:style-name="ce14">
            <text:p>5.227.233<text:s/></text:p>
          </table:table-cell>
          <table:table-cell office:value-type="float" office:value="87232228.239999995" table:style-name="ce14">
            <text:p>87.232.228<text:s/></text:p>
          </table:table-cell>
          <table:table-cell office:value-type="float" office:value="227577109.86000001" table:style-name="ce14">
            <text:p>227.577.110<text:s/></text:p>
          </table:table-cell>
          <table:table-cell office:value-type="float" office:value="12609803.5" table:style-name="ce14">
            <text:p>12.609.804<text:s/></text:p>
          </table:table-cell>
          <table:table-cell office:value-type="float" office:value="4119094.41" table:style-name="ce14">
            <text:p>4.119.094<text:s/></text:p>
          </table:table-cell>
          <table:table-cell office:value-type="float" office:value="1506670.83" table:style-name="ce14">
            <text:p>1.506.671<text:s/></text:p>
          </table:table-cell>
          <table:table-cell office:value-type="float" office:value="97903913.959999993" table:style-name="ce14">
            <text:p>97.903.914<text:s/></text:p>
          </table:table-cell>
          <table:table-cell office:value-type="float" office:value="31026434.469999999" table:style-name="ce14">
            <text:p>31.026.434<text:s/></text:p>
          </table:table-cell>
          <table:table-cell office:value-type="float" office:value="5760027.4699999997" table:style-name="ce14">
            <text:p>5.760.027<text:s/></text:p>
          </table:table-cell>
          <table:table-cell office:value-type="float" office:value="622144007.69000006" table:style-name="ce14">
            <text:p>622.144.008<text:s/></text:p>
          </table:table-cell>
          <table:table-cell office:value-type="float" office:value="2745951.08" table:style-name="ce14">
            <text:p>2.745.951<text:s/></text:p>
          </table:table-cell>
          <table:table-cell office:value-type="float" office:value="1432301438.96" table:style-name="ce15">
            <text:p>1.432.301.4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6058641.54" table:style-name="ce14">
            <text:p>6.058.642<text:s/></text:p>
          </table:table-cell>
          <table:table-cell office:value-type="float" office:value="16560877.779999999" table:style-name="ce14">
            <text:p>16.560.878<text:s/></text:p>
          </table:table-cell>
          <table:table-cell office:value-type="float" office:value="112499088.76000001" table:style-name="ce14">
            <text:p>112.499.089<text:s/></text:p>
          </table:table-cell>
          <table:table-cell office:value-type="float" office:value="4884010.99" table:style-name="ce14">
            <text:p>4.884.011<text:s/></text:p>
          </table:table-cell>
          <table:table-cell office:value-type="float" office:value="104437753.36" table:style-name="ce14">
            <text:p>104.437.753<text:s/></text:p>
          </table:table-cell>
          <table:table-cell office:value-type="float" office:value="89703797.450000003" table:style-name="ce14">
            <text:p>89.703.797<text:s/></text:p>
          </table:table-cell>
          <table:table-cell office:value-type="float" office:value="343629896.54000002" table:style-name="ce14">
            <text:p>343.629.897<text:s/></text:p>
          </table:table-cell>
          <table:table-cell office:value-type="float" office:value="84944323.170000002" table:style-name="ce14">
            <text:p>84.944.323<text:s/></text:p>
          </table:table-cell>
          <table:table-cell office:value-type="float" office:value="79159018.469999999" table:style-name="ce14">
            <text:p>79.159.018<text:s/></text:p>
          </table:table-cell>
          <table:table-cell office:value-type="float" office:value="25918945.620000001" table:style-name="ce14">
            <text:p>25.918.946<text:s/></text:p>
          </table:table-cell>
          <table:table-cell office:value-type="float" office:value="301459674.43000001" table:style-name="ce14">
            <text:p>301.459.674<text:s/></text:p>
          </table:table-cell>
          <table:table-cell office:value-type="float" office:value="51975731.640000001" table:style-name="ce14">
            <text:p>51.975.732<text:s/></text:p>
          </table:table-cell>
          <table:table-cell office:value-type="float" office:value="51119442.07" table:style-name="ce14">
            <text:p>51.119.442<text:s/></text:p>
          </table:table-cell>
          <table:table-cell office:value-type="float" office:value="64140345.229999997" table:style-name="ce14">
            <text:p>64.140.345<text:s/></text:p>
          </table:table-cell>
          <table:table-cell office:value-type="float" office:value="22523792.059999999" table:style-name="ce14">
            <text:p>22.523.792<text:s/></text:p>
          </table:table-cell>
          <table:table-cell office:value-type="float" office:value="85891144.200000003" table:style-name="ce14">
            <text:p>85.891.144<text:s/></text:p>
          </table:table-cell>
          <table:table-cell office:value-type="float" office:value="20553468.789999999" table:style-name="ce14">
            <text:p>20.553.469<text:s/></text:p>
          </table:table-cell>
          <table:table-cell office:value-type="float" office:value="367431404.77999997" table:style-name="ce14">
            <text:p>367.431.405<text:s/></text:p>
          </table:table-cell>
          <table:table-cell office:value-type="float" office:value="1191277665.1500001" table:style-name="ce14">
            <text:p>1.191.277.665<text:s/></text:p>
          </table:table-cell>
          <table:table-cell office:value-type="float" office:value="24153270.960000001" table:style-name="ce14">
            <text:p>24.153.271<text:s/></text:p>
          </table:table-cell>
          <table:table-cell office:value-type="float" office:value="15739300.83" table:style-name="ce14">
            <text:p>15.739.301<text:s/></text:p>
          </table:table-cell>
          <table:table-cell office:value-type="float" office:value="6027580" table:style-name="ce14">
            <text:p>6.027.580<text:s/></text:p>
          </table:table-cell>
          <table:table-cell office:value-type="float" office:value="268578280.29000002" table:style-name="ce14">
            <text:p>268.578.280<text:s/></text:p>
          </table:table-cell>
          <table:table-cell office:value-type="float" office:value="191735333.83000001" table:style-name="ce14">
            <text:p>191.735.334<text:s/></text:p>
          </table:table-cell>
          <table:table-cell office:value-type="float" office:value="15268533.039999999" table:style-name="ce14">
            <text:p>15.268.533<text:s/></text:p>
          </table:table-cell>
          <table:table-cell office:value-type="float" office:value="2941533306.5599999" table:style-name="ce14">
            <text:p>2.941.533.307<text:s/></text:p>
          </table:table-cell>
          <table:table-cell office:value-type="float" office:value="10521012.16" table:style-name="ce14">
            <text:p>10.521.012<text:s/></text:p>
          </table:table-cell>
          <table:table-cell office:value-type="float" office:value="6497725639.6999998" table:style-name="ce15">
            <text:p>6.497.725.6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37554.19" table:style-name="ce14">
            <text:p>37.554<text:s/></text:p>
          </table:table-cell>
          <table:table-cell office:value-type="float" office:value="232015.8" table:style-name="ce14">
            <text:p>232.016<text:s/></text:p>
          </table:table-cell>
          <table:table-cell office:value-type="float" office:value="2300.5700000000002" table:style-name="ce14">
            <text:p>2.301<text:s/></text:p>
          </table:table-cell>
          <table:table-cell office:value-type="float" office:value="2118016.61" table:style-name="ce14">
            <text:p>2.118.017<text:s/></text:p>
          </table:table-cell>
          <table:table-cell office:value-type="float" office:value="18868487.809999999" table:style-name="ce14">
            <text:p>18.868.488<text:s/></text:p>
          </table:table-cell>
          <table:table-cell office:value-type="float" office:value="40157398.369999997" table:style-name="ce14">
            <text:p>40.157.398<text:s/></text:p>
          </table:table-cell>
          <table:table-cell office:value-type="float" office:value="1181375.2" table:style-name="ce14">
            <text:p>1.181.375<text:s/></text:p>
          </table:table-cell>
          <table:table-cell office:value-type="float" office:value="223706.43" table:style-name="ce14">
            <text:p>223.70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014015.7100000009" table:style-name="ce14">
            <text:p>9.014.016<text:s/></text:p>
          </table:table-cell>
          <table:table-cell office:value-type="float" office:value="88485.78" table:style-name="ce14">
            <text:p>88.486<text:s/></text:p>
          </table:table-cell>
          <table:table-cell office:value-type="float" office:value="285895.14" table:style-name="ce14">
            <text:p>285.895<text:s/></text:p>
          </table:table-cell>
          <table:table-cell office:value-type="float" office:value="14441150.949999999" table:style-name="ce14">
            <text:p>14.441.151<text:s/></text:p>
          </table:table-cell>
          <table:table-cell office:value-type="float" office:value="1942.54" table:style-name="ce14">
            <text:p>1.943<text:s/></text:p>
          </table:table-cell>
          <table:table-cell office:value-type="float" office:value="8158990.2699999996" table:style-name="ce14">
            <text:p>8.158.990<text:s/></text:p>
          </table:table-cell>
          <table:table-cell office:value-type="float" office:value="1743.19" table:style-name="ce14">
            <text:p>1.743<text:s/></text:p>
          </table:table-cell>
          <table:table-cell office:value-type="float" office:value="72204126.900000006" table:style-name="ce14">
            <text:p>72.204.127<text:s/></text:p>
          </table:table-cell>
          <table:table-cell office:value-type="float" office:value="250596753.69" table:style-name="ce14">
            <text:p>250.596.754<text:s/></text:p>
          </table:table-cell>
          <table:table-cell office:value-type="float" office:value="165949.68" table:style-name="ce14">
            <text:p>165.950<text:s/></text:p>
          </table:table-cell>
          <table:table-cell office:value-type="float" office:value="604.84" table:style-name="ce14">
            <text:p>60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561756.34" table:style-name="ce14">
            <text:p>25.561.756<text:s/></text:p>
          </table:table-cell>
          <table:table-cell office:value-type="float" office:value="1292680.67" table:style-name="ce14">
            <text:p>1.292.681<text:s/></text:p>
          </table:table-cell>
          <table:table-cell office:value-type="float" office:value="1829005.07" table:style-name="ce14">
            <text:p>1.829.005<text:s/></text:p>
          </table:table-cell>
          <table:table-cell office:value-type="float" office:value="620193456.49000001" table:style-name="ce14">
            <text:p>620.193.456<text:s/></text:p>
          </table:table-cell>
          <table:table-cell office:value-type="float" office:value="6154.18" table:style-name="ce14">
            <text:p>6.154<text:s/></text:p>
          </table:table-cell>
          <table:table-cell office:value-type="float" office:value="1066663566.42" table:style-name="ce15">
            <text:p>1.066.663.56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6058641.54" table:style-name="ce14">
            <text:p>6.058.642<text:s/></text:p>
          </table:table-cell>
          <table:table-cell office:value-type="float" office:value="16523323.59" table:style-name="ce14">
            <text:p>16.523.324<text:s/></text:p>
          </table:table-cell>
          <table:table-cell office:value-type="float" office:value="112267072.96000001" table:style-name="ce14">
            <text:p>112.267.073<text:s/></text:p>
          </table:table-cell>
          <table:table-cell office:value-type="float" office:value="4881710.4200000009" table:style-name="ce14">
            <text:p>4.881.710<text:s/></text:p>
          </table:table-cell>
          <table:table-cell office:value-type="float" office:value="102319736.75" table:style-name="ce14">
            <text:p>102.319.737<text:s/></text:p>
          </table:table-cell>
          <table:table-cell office:value-type="float" office:value="70835309.640000001" table:style-name="ce14">
            <text:p>70.835.310<text:s/></text:p>
          </table:table-cell>
          <table:table-cell office:value-type="float" office:value="303472498.17000002" table:style-name="ce14">
            <text:p>303.472.498<text:s/></text:p>
          </table:table-cell>
          <table:table-cell office:value-type="float" office:value="83762947.969999999" table:style-name="ce14">
            <text:p>83.762.948<text:s/></text:p>
          </table:table-cell>
          <table:table-cell office:value-type="float" office:value="78935312.040000007" table:style-name="ce14">
            <text:p>78.935.312<text:s/></text:p>
          </table:table-cell>
          <table:table-cell office:value-type="float" office:value="25918945.620000001" table:style-name="ce14">
            <text:p>25.918.946<text:s/></text:p>
          </table:table-cell>
          <table:table-cell office:value-type="float" office:value="292445658.72000003" table:style-name="ce14">
            <text:p>292.445.659<text:s/></text:p>
          </table:table-cell>
          <table:table-cell office:value-type="float" office:value="51887245.859999999" table:style-name="ce14">
            <text:p>51.887.246<text:s/></text:p>
          </table:table-cell>
          <table:table-cell office:value-type="float" office:value="50833546.930000007" table:style-name="ce14">
            <text:p>50.833.547<text:s/></text:p>
          </table:table-cell>
          <table:table-cell office:value-type="float" office:value="49699194.280000001" table:style-name="ce14">
            <text:p>49.699.194<text:s/></text:p>
          </table:table-cell>
          <table:table-cell office:value-type="float" office:value="22521849.520000003" table:style-name="ce14">
            <text:p>22.521.850<text:s/></text:p>
          </table:table-cell>
          <table:table-cell office:value-type="float" office:value="77732153.929999992" table:style-name="ce14">
            <text:p>77.732.154<text:s/></text:p>
          </table:table-cell>
          <table:table-cell office:value-type="float" office:value="20551725.599999998" table:style-name="ce14">
            <text:p>20.551.726<text:s/></text:p>
          </table:table-cell>
          <table:table-cell office:value-type="float" office:value="295227277.88" table:style-name="ce14">
            <text:p>295.227.278<text:s/></text:p>
          </table:table-cell>
          <table:table-cell office:value-type="float" office:value="940680911.46000004" table:style-name="ce14">
            <text:p>940.680.911<text:s/></text:p>
          </table:table-cell>
          <table:table-cell office:value-type="float" office:value="23987321.280000001" table:style-name="ce14">
            <text:p>23.987.321<text:s/></text:p>
          </table:table-cell>
          <table:table-cell office:value-type="float" office:value="15738695.990000002" table:style-name="ce14">
            <text:p>15.738.696<text:s/></text:p>
          </table:table-cell>
          <table:table-cell office:value-type="float" office:value="6027580" table:style-name="ce14">
            <text:p>6.027.580<text:s/></text:p>
          </table:table-cell>
          <table:table-cell office:value-type="float" office:value="243016523.94999996" table:style-name="ce14">
            <text:p>243.016.524<text:s/></text:p>
          </table:table-cell>
          <table:table-cell office:value-type="float" office:value="190442653.16" table:style-name="ce14">
            <text:p>190.442.653<text:s/></text:p>
          </table:table-cell>
          <table:table-cell office:value-type="float" office:value="13439527.969999999" table:style-name="ce14">
            <text:p>13.439.528<text:s/></text:p>
          </table:table-cell>
          <table:table-cell office:value-type="float" office:value="2321339850.0700002" table:style-name="ce14">
            <text:p>2.321.339.850<text:s/></text:p>
          </table:table-cell>
          <table:table-cell office:value-type="float" office:value="10514857.98" table:style-name="ce14">
            <text:p>10.514.858<text:s/></text:p>
          </table:table-cell>
          <table:table-cell office:value-type="float" office:value="5431062073.2799988" table:style-name="ce15">
            <text:p>5.431.062.0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8982485.4900000002" table:style-name="ce14">
            <text:p>8.982.485<text:s/></text:p>
          </table:table-cell>
          <table:table-cell office:value-type="float" office:value="28671656.59" table:style-name="ce14">
            <text:p>28.671.657<text:s/></text:p>
          </table:table-cell>
          <table:table-cell office:value-type="float" office:value="102728394.76000001" table:style-name="ce14">
            <text:p>102.728.395<text:s/></text:p>
          </table:table-cell>
          <table:table-cell office:value-type="float" office:value="4016225.14" table:style-name="ce14">
            <text:p>4.016.225<text:s/></text:p>
          </table:table-cell>
          <table:table-cell office:value-type="float" office:value="178804438.09999999" table:style-name="ce14">
            <text:p>178.804.438<text:s/></text:p>
          </table:table-cell>
          <table:table-cell office:value-type="float" office:value="181264708.22999999" table:style-name="ce14">
            <text:p>181.264.708<text:s/></text:p>
          </table:table-cell>
          <table:table-cell office:value-type="float" office:value="4695797767.79" table:style-name="ce14">
            <text:p>4.695.797.768<text:s/></text:p>
          </table:table-cell>
          <table:table-cell office:value-type="float" office:value="106377953.54000001" table:style-name="ce14">
            <text:p>106.377.954<text:s/></text:p>
          </table:table-cell>
          <table:table-cell office:value-type="float" office:value="115970980.23999999" table:style-name="ce14">
            <text:p>115.970.980<text:s/></text:p>
          </table:table-cell>
          <table:table-cell office:value-type="float" office:value="31637573.239999998" table:style-name="ce14">
            <text:p>31.637.573<text:s/></text:p>
          </table:table-cell>
          <table:table-cell office:value-type="float" office:value="603242750.09000003" table:style-name="ce14">
            <text:p>603.242.750<text:s/></text:p>
          </table:table-cell>
          <table:table-cell office:value-type="float" office:value="49800064.490000002" table:style-name="ce14">
            <text:p>49.800.064<text:s/></text:p>
          </table:table-cell>
          <table:table-cell office:value-type="float" office:value="64865370.359999999" table:style-name="ce14">
            <text:p>64.865.370<text:s/></text:p>
          </table:table-cell>
          <table:table-cell office:value-type="float" office:value="79438538.530000001" table:style-name="ce14">
            <text:p>79.438.539<text:s/></text:p>
          </table:table-cell>
          <table:table-cell office:value-type="float" office:value="52359556.490000002" table:style-name="ce14">
            <text:p>52.359.556<text:s/></text:p>
          </table:table-cell>
          <table:table-cell office:value-type="float" office:value="162303502.36000001" table:style-name="ce14">
            <text:p>162.303.502<text:s/></text:p>
          </table:table-cell>
          <table:table-cell office:value-type="float" office:value="23204837.280000001" table:style-name="ce14">
            <text:p>23.204.837<text:s/></text:p>
          </table:table-cell>
          <table:table-cell office:value-type="float" office:value="926398642.88" table:style-name="ce14">
            <text:p>926.398.643<text:s/></text:p>
          </table:table-cell>
          <table:table-cell office:value-type="float" office:value="4884879888.6199999" table:style-name="ce14">
            <text:p>4.884.879.889<text:s/></text:p>
          </table:table-cell>
          <table:table-cell office:value-type="float" office:value="43492912.200000003" table:style-name="ce14">
            <text:p>43.492.912<text:s/></text:p>
          </table:table-cell>
          <table:table-cell office:value-type="float" office:value="21956792.68" table:style-name="ce14">
            <text:p>21.956.793<text:s/></text:p>
          </table:table-cell>
          <table:table-cell office:value-type="float" office:value="6354658.4900000002" table:style-name="ce14">
            <text:p>6.354.658<text:s/></text:p>
          </table:table-cell>
          <table:table-cell office:value-type="float" office:value="534420166.04000002" table:style-name="ce14">
            <text:p>534.420.166<text:s/></text:p>
          </table:table-cell>
          <table:table-cell office:value-type="float" office:value="238068609.49000001" table:style-name="ce14">
            <text:p>238.068.609<text:s/></text:p>
          </table:table-cell>
          <table:table-cell office:value-type="float" office:value="28182874.170000002" table:style-name="ce14">
            <text:p>28.182.874<text:s/></text:p>
          </table:table-cell>
          <table:table-cell office:value-type="float" office:value="11942195420.219999" table:style-name="ce14">
            <text:p>11.942.195.420<text:s/></text:p>
          </table:table-cell>
          <table:table-cell office:value-type="float" office:value="10499822.140000001" table:style-name="ce14">
            <text:p>10.499.822<text:s/></text:p>
          </table:table-cell>
          <table:table-cell office:value-type="float" office:value="25125916589.649998" table:style-name="ce15">
            <text:p>25.125.916.5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8303383.5899999999" table:style-name="ce14">
            <text:p>8.303.384<text:s/></text:p>
          </table:table-cell>
          <table:table-cell office:value-type="float" office:value="25165968.34" table:style-name="ce14">
            <text:p>25.165.968<text:s/></text:p>
          </table:table-cell>
          <table:table-cell office:value-type="float" office:value="70021289.150000006" table:style-name="ce14">
            <text:p>70.021.289<text:s/></text:p>
          </table:table-cell>
          <table:table-cell office:value-type="float" office:value="3714107.68" table:style-name="ce14">
            <text:p>3.714.108<text:s/></text:p>
          </table:table-cell>
          <table:table-cell office:value-type="float" office:value="128131685.86" table:style-name="ce14">
            <text:p>128.131.686<text:s/></text:p>
          </table:table-cell>
          <table:table-cell office:value-type="float" office:value="125033221.98" table:style-name="ce14">
            <text:p>125.033.222<text:s/></text:p>
          </table:table-cell>
          <table:table-cell office:value-type="float" office:value="3240819680.7399998" table:style-name="ce14">
            <text:p>3.240.819.681<text:s/></text:p>
          </table:table-cell>
          <table:table-cell office:value-type="float" office:value="70378523.939999998" table:style-name="ce14">
            <text:p>70.378.524<text:s/></text:p>
          </table:table-cell>
          <table:table-cell office:value-type="float" office:value="83998661.280000001" table:style-name="ce14">
            <text:p>83.998.661<text:s/></text:p>
          </table:table-cell>
          <table:table-cell office:value-type="float" office:value="27558593.66" table:style-name="ce14">
            <text:p>27.558.594<text:s/></text:p>
          </table:table-cell>
          <table:table-cell office:value-type="float" office:value="392185995.56" table:style-name="ce14">
            <text:p>392.185.996<text:s/></text:p>
          </table:table-cell>
          <table:table-cell office:value-type="float" office:value="33182862.649999999" table:style-name="ce14">
            <text:p>33.182.863<text:s/></text:p>
          </table:table-cell>
          <table:table-cell office:value-type="float" office:value="50934704.600000001" table:style-name="ce14">
            <text:p>50.934.705<text:s/></text:p>
          </table:table-cell>
          <table:table-cell office:value-type="float" office:value="66274100.75" table:style-name="ce14">
            <text:p>66.274.101<text:s/></text:p>
          </table:table-cell>
          <table:table-cell office:value-type="float" office:value="47972892.82" table:style-name="ce14">
            <text:p>47.972.893<text:s/></text:p>
          </table:table-cell>
          <table:table-cell office:value-type="float" office:value="126980210.75" table:style-name="ce14">
            <text:p>126.980.211<text:s/></text:p>
          </table:table-cell>
          <table:table-cell office:value-type="float" office:value="20785193.329999998" table:style-name="ce14">
            <text:p>20.785.193<text:s/></text:p>
          </table:table-cell>
          <table:table-cell office:value-type="float" office:value="284476276.62" table:style-name="ce14">
            <text:p>284.476.277<text:s/></text:p>
          </table:table-cell>
          <table:table-cell office:value-type="float" office:value="997607855.52999997" table:style-name="ce14">
            <text:p>997.607.856<text:s/></text:p>
          </table:table-cell>
          <table:table-cell office:value-type="float" office:value="38322771.82" table:style-name="ce14">
            <text:p>38.322.772<text:s/></text:p>
          </table:table-cell>
          <table:table-cell office:value-type="float" office:value="19414170.050000001" table:style-name="ce14">
            <text:p>19.414.170<text:s/></text:p>
          </table:table-cell>
          <table:table-cell office:value-type="float" office:value="6099376.2400000002" table:style-name="ce14">
            <text:p>6.099.376<text:s/></text:p>
          </table:table-cell>
          <table:table-cell office:value-type="float" office:value="337015895.75999999" table:style-name="ce14">
            <text:p>337.015.896<text:s/></text:p>
          </table:table-cell>
          <table:table-cell office:value-type="float" office:value="167846250.49000001" table:style-name="ce14">
            <text:p>167.846.250<text:s/></text:p>
          </table:table-cell>
          <table:table-cell office:value-type="float" office:value="23785730.800000001" table:style-name="ce14">
            <text:p>23.785.731<text:s/></text:p>
          </table:table-cell>
          <table:table-cell office:value-type="float" office:value="2855927990.6399999" table:style-name="ce14">
            <text:p>2.855.927.991<text:s/></text:p>
          </table:table-cell>
          <table:table-cell office:value-type="float" office:value="9138702.7100000009" table:style-name="ce14">
            <text:p>9.138.703<text:s/></text:p>
          </table:table-cell>
          <table:table-cell office:value-type="float" office:value="9261076097.3399982" table:style-name="ce15">
            <text:p>9.261.076.0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157839.66" table:style-name="ce14">
            <text:p>157.840<text:s/></text:p>
          </table:table-cell>
          <table:table-cell office:value-type="float" office:value="1329985.23" table:style-name="ce14">
            <text:p>1.329.985<text:s/></text:p>
          </table:table-cell>
          <table:table-cell office:value-type="float" office:value="3609900.61" table:style-name="ce14">
            <text:p>3.609.901<text:s/></text:p>
          </table:table-cell>
          <table:table-cell office:value-type="float" office:value="79543.539999999994" table:style-name="ce14">
            <text:p>79.544<text:s/></text:p>
          </table:table-cell>
          <table:table-cell office:value-type="float" office:value="26173773.859999999" table:style-name="ce14">
            <text:p>26.173.774<text:s/></text:p>
          </table:table-cell>
          <table:table-cell office:value-type="float" office:value="32419053.899999999" table:style-name="ce14">
            <text:p>32.419.054<text:s/></text:p>
          </table:table-cell>
          <table:table-cell office:value-type="float" office:value="1021440773.8399999" table:style-name="ce14">
            <text:p>1.021.440.774<text:s/></text:p>
          </table:table-cell>
          <table:table-cell office:value-type="float" office:value="17519703.239999998" table:style-name="ce14">
            <text:p>17.519.703<text:s/></text:p>
          </table:table-cell>
          <table:table-cell office:value-type="float" office:value="8475413.4299999997" table:style-name="ce14">
            <text:p>8.475.413<text:s/></text:p>
          </table:table-cell>
          <table:table-cell office:value-type="float" office:value="1201296.42" table:style-name="ce14">
            <text:p>1.201.296<text:s/></text:p>
          </table:table-cell>
          <table:table-cell office:value-type="float" office:value="78719993.230000004" table:style-name="ce14">
            <text:p>78.719.993<text:s/></text:p>
          </table:table-cell>
          <table:table-cell office:value-type="float" office:value="11544515.630000001" table:style-name="ce14">
            <text:p>11.544.516<text:s/></text:p>
          </table:table-cell>
          <table:table-cell office:value-type="float" office:value="5856335.8700000001" table:style-name="ce14">
            <text:p>5.856.336<text:s/></text:p>
          </table:table-cell>
          <table:table-cell office:value-type="float" office:value="7801156.4000000004" table:style-name="ce14">
            <text:p>7.801.156<text:s/></text:p>
          </table:table-cell>
          <table:table-cell office:value-type="float" office:value="1559803.76" table:style-name="ce14">
            <text:p>1.559.804<text:s/></text:p>
          </table:table-cell>
          <table:table-cell office:value-type="float" office:value="14911298.57" table:style-name="ce14">
            <text:p>14.911.299<text:s/></text:p>
          </table:table-cell>
          <table:table-cell office:value-type="float" office:value="804703.85" table:style-name="ce14">
            <text:p>804.704<text:s/></text:p>
          </table:table-cell>
          <table:table-cell office:value-type="float" office:value="549700099.17999995" table:style-name="ce14">
            <text:p>549.700.099<text:s/></text:p>
          </table:table-cell>
          <table:table-cell office:value-type="float" office:value="2702403961.1399999" table:style-name="ce14">
            <text:p>2.702.403.961<text:s/></text:p>
          </table:table-cell>
          <table:table-cell office:value-type="float" office:value="1975575.97" table:style-name="ce14">
            <text:p>1.975.576<text:s/></text:p>
          </table:table-cell>
          <table:table-cell office:value-type="float" office:value="1710605.32" table:style-name="ce14">
            <text:p>1.710.605<text:s/></text:p>
          </table:table-cell>
          <table:table-cell office:value-type="float" office:value="111540.68" table:style-name="ce14">
            <text:p>111.541<text:s/></text:p>
          </table:table-cell>
          <table:table-cell office:value-type="float" office:value="124787496.68000001" table:style-name="ce14">
            <text:p>124.787.497<text:s/></text:p>
          </table:table-cell>
          <table:table-cell office:value-type="float" office:value="36788603.549999997" table:style-name="ce14">
            <text:p>36.788.604<text:s/></text:p>
          </table:table-cell>
          <table:table-cell office:value-type="float" office:value="2221269.7400000002" table:style-name="ce14">
            <text:p>2.221.270<text:s/></text:p>
          </table:table-cell>
          <table:table-cell office:value-type="float" office:value="6945342239.0900002" table:style-name="ce14">
            <text:p>6.945.342.239<text:s/></text:p>
          </table:table-cell>
          <table:table-cell office:value-type="float" office:value="525233.54" table:style-name="ce14">
            <text:p>525.234<text:s/></text:p>
          </table:table-cell>
          <table:table-cell office:value-type="float" office:value="11599171715.93" table:style-name="ce15">
            <text:p>11.599.171.71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2853.63" table:style-name="ce14">
            <text:p>2.854<text:s/></text:p>
          </table:table-cell>
          <table:table-cell office:value-type="float" office:value="129054.07" table:style-name="ce14">
            <text:p>129.054<text:s/></text:p>
          </table:table-cell>
          <table:table-cell office:value-type="float" office:value="24571054.039999999" table:style-name="ce14">
            <text:p>24.571.054<text:s/></text:p>
          </table:table-cell>
          <table:table-cell office:value-type="float" office:value="82779.759999999995" table:style-name="ce14">
            <text:p>82.780<text:s/></text:p>
          </table:table-cell>
          <table:table-cell office:value-type="float" office:value="12728253.869999999" table:style-name="ce14">
            <text:p>12.728.254<text:s/></text:p>
          </table:table-cell>
          <table:table-cell office:value-type="float" office:value="14281023.34" table:style-name="ce14">
            <text:p>14.281.023<text:s/></text:p>
          </table:table-cell>
          <table:table-cell office:value-type="float" office:value="224028333.65000001" table:style-name="ce14">
            <text:p>224.028.334<text:s/></text:p>
          </table:table-cell>
          <table:table-cell office:value-type="float" office:value="11271782.539999999" table:style-name="ce14">
            <text:p>11.271.783<text:s/></text:p>
          </table:table-cell>
          <table:table-cell office:value-type="float" office:value="16954183.91" table:style-name="ce14">
            <text:p>16.954.184<text:s/></text:p>
          </table:table-cell>
          <table:table-cell office:value-type="float" office:value="781252" table:style-name="ce14">
            <text:p>781.252<text:s/></text:p>
          </table:table-cell>
          <table:table-cell office:value-type="float" office:value="97979551.019999996" table:style-name="ce14">
            <text:p>97.979.551<text:s/></text:p>
          </table:table-cell>
          <table:table-cell office:value-type="float" office:value="3076116.48" table:style-name="ce14">
            <text:p>3.076.116<text:s/></text:p>
          </table:table-cell>
          <table:table-cell office:value-type="float" office:value="5118299.4000000004" table:style-name="ce14">
            <text:p>5.118.299<text:s/></text:p>
          </table:table-cell>
          <table:table-cell office:value-type="float" office:value="2100746.98" table:style-name="ce14">
            <text:p>2.100.747<text:s/></text:p>
          </table:table-cell>
          <table:table-cell office:value-type="float" office:value="482978.68" table:style-name="ce14">
            <text:p>482.979<text:s/></text:p>
          </table:table-cell>
          <table:table-cell office:value-type="float" office:value="12178766.550000001" table:style-name="ce14">
            <text:p>12.178.767<text:s/></text:p>
          </table:table-cell>
          <table:table-cell office:value-type="float" office:value="215910.61" table:style-name="ce14">
            <text:p>215.911<text:s/></text:p>
          </table:table-cell>
          <table:table-cell office:value-type="float" office:value="65325961.600000001" table:style-name="ce14">
            <text:p>65.325.962<text:s/></text:p>
          </table:table-cell>
          <table:table-cell office:value-type="float" office:value="1082222269.5899999" table:style-name="ce14">
            <text:p>1.082.222.270<text:s/></text:p>
          </table:table-cell>
          <table:table-cell office:value-type="float" office:value="1640645.67" table:style-name="ce14">
            <text:p>1.640.646<text:s/></text:p>
          </table:table-cell>
          <table:table-cell office:value-type="float" office:value="49630.14" table:style-name="ce14">
            <text:p>49.630<text:s/></text:p>
          </table:table-cell>
          <table:table-cell office:value-type="float" office:value="20021.53" table:style-name="ce14">
            <text:p>20.022<text:s/></text:p>
          </table:table-cell>
          <table:table-cell office:value-type="float" office:value="37455737.890000001" table:style-name="ce14">
            <text:p>37.455.738<text:s/></text:p>
          </table:table-cell>
          <table:table-cell office:value-type="float" office:value="15683963.08" table:style-name="ce14">
            <text:p>15.683.963<text:s/></text:p>
          </table:table-cell>
          <table:table-cell office:value-type="float" office:value="269848.67" table:style-name="ce14">
            <text:p>269.849<text:s/></text:p>
          </table:table-cell>
          <table:table-cell office:value-type="float" office:value="1737847874.1300001" table:style-name="ce14">
            <text:p>1.737.847.874<text:s/></text:p>
          </table:table-cell>
          <table:table-cell office:value-type="float" office:value="120642.05" table:style-name="ce14">
            <text:p>120.642<text:s/></text:p>
          </table:table-cell>
          <table:table-cell office:value-type="float" office:value="3366619534.8800006" table:style-name="ce15">
            <text:p>3.366.619.5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518408.61" table:style-name="ce14">
            <text:p>518.409<text:s/></text:p>
          </table:table-cell>
          <table:table-cell office:value-type="float" office:value="2046648.95" table:style-name="ce14">
            <text:p>2.046.649<text:s/></text:p>
          </table:table-cell>
          <table:table-cell office:value-type="float" office:value="4526150.96" table:style-name="ce14">
            <text:p>4.526.151<text:s/></text:p>
          </table:table-cell>
          <table:table-cell office:value-type="float" office:value="139794.16" table:style-name="ce14">
            <text:p>139.794<text:s/></text:p>
          </table:table-cell>
          <table:table-cell office:value-type="float" office:value="11770724.51" table:style-name="ce14">
            <text:p>11.770.725<text:s/></text:p>
          </table:table-cell>
          <table:table-cell office:value-type="float" office:value="9531409.0099999998" table:style-name="ce14">
            <text:p>9.531.409<text:s/></text:p>
          </table:table-cell>
          <table:table-cell office:value-type="float" office:value="209508979.56" table:style-name="ce14">
            <text:p>209.508.980<text:s/></text:p>
          </table:table-cell>
          <table:table-cell office:value-type="float" office:value="7207943.8199999994" table:style-name="ce14">
            <text:p>7.207.944<text:s/></text:p>
          </table:table-cell>
          <table:table-cell office:value-type="float" office:value="6542721.6199999992" table:style-name="ce14">
            <text:p>6.542.722<text:s/></text:p>
          </table:table-cell>
          <table:table-cell office:value-type="float" office:value="2096431.1600000001" table:style-name="ce14">
            <text:p>2.096.431<text:s/></text:p>
          </table:table-cell>
          <table:table-cell office:value-type="float" office:value="34357210.280000001" table:style-name="ce14">
            <text:p>34.357.210<text:s/></text:p>
          </table:table-cell>
          <table:table-cell office:value-type="float" office:value="1996569.73" table:style-name="ce14">
            <text:p>1.996.570<text:s/></text:p>
          </table:table-cell>
          <table:table-cell office:value-type="float" office:value="2956030.4899999998" table:style-name="ce14">
            <text:p>2.956.030<text:s/></text:p>
          </table:table-cell>
          <table:table-cell office:value-type="float" office:value="3262534.4" table:style-name="ce14">
            <text:p>3.262.534<text:s/></text:p>
          </table:table-cell>
          <table:table-cell office:value-type="float" office:value="2343881.23" table:style-name="ce14">
            <text:p>2.343.881<text:s/></text:p>
          </table:table-cell>
          <table:table-cell office:value-type="float" office:value="8233226.4899999993" table:style-name="ce14">
            <text:p>8.233.226<text:s/></text:p>
          </table:table-cell>
          <table:table-cell office:value-type="float" office:value="1399029.49" table:style-name="ce14">
            <text:p>1.399.029<text:s/></text:p>
          </table:table-cell>
          <table:table-cell office:value-type="float" office:value="26896305.479999997" table:style-name="ce14">
            <text:p>26.896.305<text:s/></text:p>
          </table:table-cell>
          <table:table-cell office:value-type="float" office:value="102645802.35999998" table:style-name="ce14">
            <text:p>102.645.802<text:s/></text:p>
          </table:table-cell>
          <table:table-cell office:value-type="float" office:value="1553918.7400000002" table:style-name="ce14">
            <text:p>1.553.919<text:s/></text:p>
          </table:table-cell>
          <table:table-cell office:value-type="float" office:value="782387.16999999993" table:style-name="ce14">
            <text:p>782.387<text:s/></text:p>
          </table:table-cell>
          <table:table-cell office:value-type="float" office:value="123720.04000000001" table:style-name="ce14">
            <text:p>123.720<text:s/></text:p>
          </table:table-cell>
          <table:table-cell office:value-type="float" office:value="35161035.710000001" table:style-name="ce14">
            <text:p>35.161.036<text:s/></text:p>
          </table:table-cell>
          <table:table-cell office:value-type="float" office:value="17749792.370000001" table:style-name="ce14">
            <text:p>17.749.792<text:s/></text:p>
          </table:table-cell>
          <table:table-cell office:value-type="float" office:value="1906024.96" table:style-name="ce14">
            <text:p>1.906.025<text:s/></text:p>
          </table:table-cell>
          <table:table-cell office:value-type="float" office:value="403077316.35999995" table:style-name="ce14">
            <text:p>403.077.316<text:s/></text:p>
          </table:table-cell>
          <table:table-cell office:value-type="float" office:value="715243.84000000008" table:style-name="ce14">
            <text:p>715.244<text:s/></text:p>
          </table:table-cell>
          <table:table-cell office:value-type="float" office:value="899049241.50000012" table:style-name="ce15">
            <text:p>899.049.24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87563.69" table:style-name="ce14">
            <text:p>87.564<text:s/></text:p>
          </table:table-cell>
          <table:table-cell office:value-type="float" office:value="217982.41" table:style-name="ce14">
            <text:p>217.982<text:s/></text:p>
          </table:table-cell>
          <table:table-cell office:value-type="float" office:value="1684166.13" table:style-name="ce14">
            <text:p>1.684.166<text:s/></text:p>
          </table:table-cell>
          <table:table-cell office:value-type="float" office:value="71285.98" table:style-name="ce14">
            <text:p>71.286<text:s/></text:p>
          </table:table-cell>
          <table:table-cell office:value-type="float" office:value="3030548.15" table:style-name="ce14">
            <text:p>3.030.548<text:s/></text:p>
          </table:table-cell>
          <table:table-cell office:value-type="float" office:value="6346317.4800000004" table:style-name="ce14">
            <text:p>6.346.317<text:s/></text:p>
          </table:table-cell>
          <table:table-cell office:value-type="float" office:value="743791232.72000003" table:style-name="ce14">
            <text:p>743.791.233<text:s/></text:p>
          </table:table-cell>
          <table:table-cell office:value-type="float" office:value="11426585.390000001" table:style-name="ce14">
            <text:p>11.426.585<text:s/></text:p>
          </table:table-cell>
          <table:table-cell office:value-type="float" office:value="3447404.9" table:style-name="ce14">
            <text:p>3.447.405<text:s/></text:p>
          </table:table-cell>
          <table:table-cell office:value-type="float" office:value="424102.87" table:style-name="ce14">
            <text:p>424.103<text:s/></text:p>
          </table:table-cell>
          <table:table-cell office:value-type="float" office:value="53959964.299999997" table:style-name="ce14">
            <text:p>53.959.964<text:s/></text:p>
          </table:table-cell>
          <table:table-cell office:value-type="float" office:value="1473918.56" table:style-name="ce14">
            <text:p>1.473.919<text:s/></text:p>
          </table:table-cell>
          <table:table-cell office:value-type="float" office:value="5581269.5599999996" table:style-name="ce14">
            <text:p>5.581.270<text:s/></text:p>
          </table:table-cell>
          <table:table-cell office:value-type="float" office:value="10348536.619999999" table:style-name="ce14">
            <text:p>10.348.537<text:s/></text:p>
          </table:table-cell>
          <table:table-cell office:value-type="float" office:value="810171.13" table:style-name="ce14">
            <text:p>810.171<text:s/></text:p>
          </table:table-cell>
          <table:table-cell office:value-type="float" office:value="8473366.2699999996" table:style-name="ce14">
            <text:p>8.473.366<text:s/></text:p>
          </table:table-cell>
          <table:table-cell office:value-type="float" office:value="76284.490000000005" table:style-name="ce14">
            <text:p>76.284<text:s/></text:p>
          </table:table-cell>
          <table:table-cell office:value-type="float" office:value="134923338.90000001" table:style-name="ce14">
            <text:p>134.923.339<text:s/></text:p>
          </table:table-cell>
          <table:table-cell office:value-type="float" office:value="190075093.63999999" table:style-name="ce14">
            <text:p>190.075.094<text:s/></text:p>
          </table:table-cell>
          <table:table-cell office:value-type="float" office:value="798691.49" table:style-name="ce14">
            <text:p>798.691<text:s/></text:p>
          </table:table-cell>
          <table:table-cell office:value-type="float" office:value="1971501.03" table:style-name="ce14">
            <text:p>1.971.501<text:s/></text:p>
          </table:table-cell>
          <table:table-cell office:value-type="float" office:value="11776.82" table:style-name="ce14">
            <text:p>11.777<text:s/></text:p>
          </table:table-cell>
          <table:table-cell office:value-type="float" office:value="79146569.680000007" table:style-name="ce14">
            <text:p>79.146.570<text:s/></text:p>
          </table:table-cell>
          <table:table-cell office:value-type="float" office:value="9975958.6099999994" table:style-name="ce14">
            <text:p>9.975.959<text:s/></text:p>
          </table:table-cell>
          <table:table-cell office:value-type="float" office:value="3251905.68" table:style-name="ce14">
            <text:p>3.251.906<text:s/></text:p>
          </table:table-cell>
          <table:table-cell office:value-type="float" office:value="1772765172.1600001" table:style-name="ce14">
            <text:p>1.772.765.172<text:s/></text:p>
          </table:table-cell>
          <table:table-cell office:value-type="float" office:value="125262.07" table:style-name="ce14">
            <text:p>125.262<text:s/></text:p>
          </table:table-cell>
          <table:table-cell office:value-type="float" office:value="3044295970.73" table:style-name="ce15">
            <text:p>3.044.295.9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41757.56" table:style-name="ce14">
            <text:p>41.758<text:s/></text:p>
          </table:table-cell>
          <table:table-cell office:value-type="float" office:value="239023.88" table:style-name="ce14">
            <text:p>239.024<text:s/></text:p>
          </table:table-cell>
          <table:table-cell office:value-type="float" office:value="182022.78" table:style-name="ce14">
            <text:p>182.023<text:s/></text:p>
          </table:table-cell>
          <table:table-cell office:value-type="float" office:value="25821.03" table:style-name="ce14">
            <text:p>25.821<text:s/></text:p>
          </table:table-cell>
          <table:table-cell office:value-type="float" office:value="2838197.14" table:style-name="ce14">
            <text:p>2.838.197<text:s/></text:p>
          </table:table-cell>
          <table:table-cell office:value-type="float" office:value="184509.72" table:style-name="ce14">
            <text:p>184.510<text:s/></text:p>
          </table:table-cell>
          <table:table-cell office:value-type="float" office:value="85148.97" table:style-name="ce14">
            <text:p>85.149<text:s/></text:p>
          </table:table-cell>
          <table:table-cell office:value-type="float" office:value="300768.13" table:style-name="ce14">
            <text:p>300.768<text:s/></text:p>
          </table:table-cell>
          <table:table-cell office:value-type="float" office:value="7718511.0599999996" table:style-name="ce14">
            <text:p>7.718.511<text:s/></text:p>
          </table:table-cell>
          <table:table-cell office:value-type="float" office:value="367653.25" table:style-name="ce14">
            <text:p>367.653<text:s/></text:p>
          </table:table-cell>
          <table:table-cell office:value-type="float" office:value="6863609.3099999996" table:style-name="ce14">
            <text:p>6.863.609<text:s/></text:p>
          </table:table-cell>
          <table:table-cell office:value-type="float" office:value="22520289.219999999" table:style-name="ce14">
            <text:p>22.520.289<text:s/></text:p>
          </table:table-cell>
          <table:table-cell office:value-type="float" office:value="12591146.710000001" table:style-name="ce14">
            <text:p>12.591.147<text:s/></text:p>
          </table:table-cell>
          <table:table-cell office:value-type="float" office:value="1150156.67" table:style-name="ce14">
            <text:p>1.150.157<text:s/></text:p>
          </table:table-cell>
          <table:table-cell office:value-type="float" office:value="228035.73" table:style-name="ce14">
            <text:p>228.036<text:s/></text:p>
          </table:table-cell>
          <table:table-cell office:value-type="float" office:value="295182.53999999998" table:style-name="ce14">
            <text:p>295.183<text:s/></text:p>
          </table:table-cell>
          <table:table-cell office:value-type="float" office:value="5496709.2999999998" table:style-name="ce14">
            <text:p>5.496.709<text:s/></text:p>
          </table:table-cell>
          <table:table-cell office:value-type="float" office:value="6685170.3899999997" table:style-name="ce14">
            <text:p>6.685.170<text:s/></text:p>
          </table:table-cell>
          <table:table-cell office:value-type="float" office:value="630739.68000000005" table:style-name="ce14">
            <text:p>630.740<text:s/></text:p>
          </table:table-cell>
          <table:table-cell office:value-type="float" office:value="228025.2" table:style-name="ce14">
            <text:p>228.025<text:s/></text:p>
          </table:table-cell>
          <table:table-cell office:value-type="float" office:value="276742.13" table:style-name="ce14">
            <text:p>276.742<text:s/></text:p>
          </table:table-cell>
          <table:table-cell office:value-type="float" office:value="39272.699999999997" table:style-name="ce14">
            <text:p>39.273<text:s/></text:p>
          </table:table-cell>
          <table:table-cell office:value-type="float" office:value="8245571.3399999999" table:style-name="ce14">
            <text:p>8.245.571<text:s/></text:p>
          </table:table-cell>
          <table:table-cell office:value-type="float" office:value="859831.95" table:style-name="ce14">
            <text:p>859.832<text:s/></text:p>
          </table:table-cell>
          <table:table-cell office:value-type="float" office:value="197840.08" table:style-name="ce14">
            <text:p>197.840<text:s/></text:p>
          </table:table-cell>
          <table:table-cell office:value-type="float" office:value="16059840.59" table:style-name="ce14">
            <text:p>16.059.841<text:s/></text:p>
          </table:table-cell>
          <table:table-cell office:value-type="float" office:value="1065689.75" table:style-name="ce14">
            <text:p>1.065.690<text:s/></text:p>
          </table:table-cell>
          <table:table-cell office:value-type="float" office:value="95417266.810000002" table:style-name="ce15">
            <text:p>95.417.26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7902352.3499999996" table:style-name="ce14">
            <text:p>7.902.352<text:s/></text:p>
          </table:table-cell>
          <table:table-cell office:value-type="float" office:value="72228148.819999993" table:style-name="ce14">
            <text:p>72.228.149<text:s/></text:p>
          </table:table-cell>
          <table:table-cell office:value-type="float" office:value="327894899.98000002" table:style-name="ce14">
            <text:p>327.894.900<text:s/></text:p>
          </table:table-cell>
          <table:table-cell office:value-type="float" office:value="6684359.9900000002" table:style-name="ce14">
            <text:p>6.684.360<text:s/></text:p>
          </table:table-cell>
          <table:table-cell office:value-type="float" office:value="361438695.56" table:style-name="ce14">
            <text:p>361.438.696<text:s/></text:p>
          </table:table-cell>
          <table:table-cell office:value-type="float" office:value="257781448.25" table:style-name="ce14">
            <text:p>257.781.448<text:s/></text:p>
          </table:table-cell>
          <table:table-cell office:value-type="float" office:value="841930240.07000005" table:style-name="ce14">
            <text:p>841.930.240<text:s/></text:p>
          </table:table-cell>
          <table:table-cell office:value-type="float" office:value="313857543.00999999" table:style-name="ce14">
            <text:p>313.857.543<text:s/></text:p>
          </table:table-cell>
          <table:table-cell office:value-type="float" office:value="199955274.75999999" table:style-name="ce14">
            <text:p>199.955.275<text:s/></text:p>
          </table:table-cell>
          <table:table-cell office:value-type="float" office:value="160544437.97999999" table:style-name="ce14">
            <text:p>160.544.438<text:s/></text:p>
          </table:table-cell>
          <table:table-cell office:value-type="float" office:value="813367526.09000003" table:style-name="ce14">
            <text:p>813.367.526<text:s/></text:p>
          </table:table-cell>
          <table:table-cell office:value-type="float" office:value="71545944.069999993" table:style-name="ce14">
            <text:p>71.545.944<text:s/></text:p>
          </table:table-cell>
          <table:table-cell office:value-type="float" office:value="98036444.939999998" table:style-name="ce14">
            <text:p>98.036.445<text:s/></text:p>
          </table:table-cell>
          <table:table-cell office:value-type="float" office:value="114865850.12" table:style-name="ce14">
            <text:p>114.865.850<text:s/></text:p>
          </table:table-cell>
          <table:table-cell office:value-type="float" office:value="58945548.780000001" table:style-name="ce14">
            <text:p>58.945.549<text:s/></text:p>
          </table:table-cell>
          <table:table-cell office:value-type="float" office:value="363693294.36000001" table:style-name="ce14">
            <text:p>363.693.294<text:s/></text:p>
          </table:table-cell>
          <table:table-cell office:value-type="float" office:value="32186601.109999999" table:style-name="ce14">
            <text:p>32.186.601<text:s/></text:p>
          </table:table-cell>
          <table:table-cell office:value-type="float" office:value="893515487.07000005" table:style-name="ce14">
            <text:p>893.515.487<text:s/></text:p>
          </table:table-cell>
          <table:table-cell office:value-type="float" office:value="3428112032.9899998" table:style-name="ce14">
            <text:p>3.428.112.033<text:s/></text:p>
          </table:table-cell>
          <table:table-cell office:value-type="float" office:value="65576088.840000004" table:style-name="ce14">
            <text:p>65.576.089<text:s/></text:p>
          </table:table-cell>
          <table:table-cell office:value-type="float" office:value="31032904.16" table:style-name="ce14">
            <text:p>31.032.904<text:s/></text:p>
          </table:table-cell>
          <table:table-cell office:value-type="float" office:value="8313536.1600000001" table:style-name="ce14">
            <text:p>8.313.536<text:s/></text:p>
          </table:table-cell>
          <table:table-cell office:value-type="float" office:value="781240086.83000004" table:style-name="ce14">
            <text:p>781.240.087<text:s/></text:p>
          </table:table-cell>
          <table:table-cell office:value-type="float" office:value="737077923.87" table:style-name="ce14">
            <text:p>737.077.924<text:s/></text:p>
          </table:table-cell>
          <table:table-cell office:value-type="float" office:value="37444771.450000003" table:style-name="ce14">
            <text:p>37.444.771<text:s/></text:p>
          </table:table-cell>
          <table:table-cell office:value-type="float" office:value="6943238635.3199997" table:style-name="ce14">
            <text:p>6.943.238.635<text:s/></text:p>
          </table:table-cell>
          <table:table-cell office:value-type="float" office:value="23761420.859999999" table:style-name="ce14">
            <text:p>23.761.421<text:s/></text:p>
          </table:table-cell>
          <table:table-cell office:value-type="float" office:value="17052171497.790003" table:style-name="ce15">
            <text:p>17.052.171.49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336.3" table:style-name="ce14">
            <text:p>336<text:s/></text:p>
          </table:table-cell>
          <table:table-cell office:value-type="float" office:value="89961.85" table:style-name="ce14">
            <text:p>89.962<text:s/></text:p>
          </table:table-cell>
          <table:table-cell office:value-type="float" office:value="164322.45000000001" table:style-name="ce14">
            <text:p>164.322<text:s/></text:p>
          </table:table-cell>
          <table:table-cell office:value-type="float" office:value="24237.95" table:style-name="ce14">
            <text:p>24.238<text:s/></text:p>
          </table:table-cell>
          <table:table-cell office:value-type="float" office:value="2114083.5299999998" table:style-name="ce14">
            <text:p>2.114.084<text:s/></text:p>
          </table:table-cell>
          <table:table-cell office:value-type="float" office:value="18663330.510000002" table:style-name="ce14">
            <text:p>18.663.331<text:s/></text:p>
          </table:table-cell>
          <table:table-cell office:value-type="float" office:value="355799293.17000002" table:style-name="ce14">
            <text:p>355.799.293<text:s/></text:p>
          </table:table-cell>
          <table:table-cell office:value-type="float" office:value="5580140.9299999997" table:style-name="ce14">
            <text:p>5.580.141<text:s/></text:p>
          </table:table-cell>
          <table:table-cell office:value-type="float" office:value="522016.35" table:style-name="ce14">
            <text:p>522.016<text:s/></text:p>
          </table:table-cell>
          <table:table-cell office:value-type="float" office:value="35048.26" table:style-name="ce14">
            <text:p>35.048<text:s/></text:p>
          </table:table-cell>
          <table:table-cell office:value-type="float" office:value="18061061.190000001" table:style-name="ce14">
            <text:p>18.061.061<text:s/></text:p>
          </table:table-cell>
          <table:table-cell office:value-type="float" office:value="19483.12" table:style-name="ce14">
            <text:p>19.483<text:s/></text:p>
          </table:table-cell>
          <table:table-cell office:value-type="float" office:value="99351.72" table:style-name="ce14">
            <text:p>99.352<text:s/></text:p>
          </table:table-cell>
          <table:table-cell office:value-type="float" office:value="10098934.42" table:style-name="ce14">
            <text:p>10.098.934<text:s/></text:p>
          </table:table-cell>
          <table:table-cell office:value-type="float" office:value="39413.760000000002" table:style-name="ce14">
            <text:p>39.414<text:s/></text:p>
          </table:table-cell>
          <table:table-cell office:value-type="float" office:value="8266746.9199999999" table:style-name="ce14">
            <text:p>8.266.747<text:s/></text:p>
          </table:table-cell>
          <table:table-cell office:value-type="float" office:value="30834.74" table:style-name="ce14">
            <text:p>30.835<text:s/></text:p>
          </table:table-cell>
          <table:table-cell office:value-type="float" office:value="34246912.579999998" table:style-name="ce14">
            <text:p>34.246.913<text:s/></text:p>
          </table:table-cell>
          <table:table-cell office:value-type="float" office:value="181536662.74000001" table:style-name="ce14">
            <text:p>181.536.663<text:s/></text:p>
          </table:table-cell>
          <table:table-cell office:value-type="float" office:value="150178.34" table:style-name="ce14">
            <text:p>150.178<text:s/></text:p>
          </table:table-cell>
          <table:table-cell office:value-type="float" office:value="25957.8" table:style-name="ce14">
            <text:p>25.958<text:s/></text:p>
          </table:table-cell>
          <table:table-cell office:value-type="float" office:value="8483.69" table:style-name="ce14">
            <text:p>8.484<text:s/></text:p>
          </table:table-cell>
          <table:table-cell office:value-type="float" office:value="32966431.84" table:style-name="ce14">
            <text:p>32.966.432<text:s/></text:p>
          </table:table-cell>
          <table:table-cell office:value-type="float" office:value="1277896.6399999999" table:style-name="ce14">
            <text:p>1.277.897<text:s/></text:p>
          </table:table-cell>
          <table:table-cell office:value-type="float" office:value="1515619.44" table:style-name="ce14">
            <text:p>1.515.619<text:s/></text:p>
          </table:table-cell>
          <table:table-cell office:value-type="float" office:value="689153058.63" table:style-name="ce14">
            <text:p>689.153.059<text:s/></text:p>
          </table:table-cell>
          <table:table-cell office:value-type="float" office:value="39818.559999999998" table:style-name="ce14">
            <text:p>39.819<text:s/></text:p>
          </table:table-cell>
          <table:table-cell office:value-type="float" office:value="1360529617.4300001" table:style-name="ce15">
            <text:p>1.360.529.6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7902016.0499999998" table:style-name="ce14">
            <text:p>7.902.016<text:s/></text:p>
          </table:table-cell>
          <table:table-cell office:value-type="float" office:value="72138186.969999999" table:style-name="ce14">
            <text:p>72.138.187<text:s/></text:p>
          </table:table-cell>
          <table:table-cell office:value-type="float" office:value="327730577.52999997" table:style-name="ce14">
            <text:p>327.730.578<text:s/></text:p>
          </table:table-cell>
          <table:table-cell office:value-type="float" office:value="6660122.04" table:style-name="ce14">
            <text:p>6.660.122<text:s/></text:p>
          </table:table-cell>
          <table:table-cell office:value-type="float" office:value="359324612.02999997" table:style-name="ce14">
            <text:p>359.324.612<text:s/></text:p>
          </table:table-cell>
          <table:table-cell office:value-type="float" office:value="239118117.74000001" table:style-name="ce14">
            <text:p>239.118.118<text:s/></text:p>
          </table:table-cell>
          <table:table-cell office:value-type="float" office:value="486130946.90000004" table:style-name="ce14">
            <text:p>486.130.947<text:s/></text:p>
          </table:table-cell>
          <table:table-cell office:value-type="float" office:value="308277402.07999998" table:style-name="ce14">
            <text:p>308.277.402<text:s/></text:p>
          </table:table-cell>
          <table:table-cell office:value-type="float" office:value="199433258.41000003" table:style-name="ce14">
            <text:p>199.433.258<text:s/></text:p>
          </table:table-cell>
          <table:table-cell office:value-type="float" office:value="160509389.72" table:style-name="ce14">
            <text:p>160.509.390<text:s/></text:p>
          </table:table-cell>
          <table:table-cell office:value-type="float" office:value="795306464.9000001" table:style-name="ce14">
            <text:p>795.306.465<text:s/></text:p>
          </table:table-cell>
          <table:table-cell office:value-type="float" office:value="71526460.950000003" table:style-name="ce14">
            <text:p>71.526.461<text:s/></text:p>
          </table:table-cell>
          <table:table-cell office:value-type="float" office:value="97937093.219999984" table:style-name="ce14">
            <text:p>97.937.093<text:s/></text:p>
          </table:table-cell>
          <table:table-cell office:value-type="float" office:value="104766915.69999999" table:style-name="ce14">
            <text:p>104.766.916<text:s/></text:p>
          </table:table-cell>
          <table:table-cell office:value-type="float" office:value="58906135.020000003" table:style-name="ce14">
            <text:p>58.906.135<text:s/></text:p>
          </table:table-cell>
          <table:table-cell office:value-type="float" office:value="355426547.44" table:style-name="ce14">
            <text:p>355.426.547<text:s/></text:p>
          </table:table-cell>
          <table:table-cell office:value-type="float" office:value="32155766.370000005" table:style-name="ce14">
            <text:p>32.155.766<text:s/></text:p>
          </table:table-cell>
          <table:table-cell office:value-type="float" office:value="859268574.49000013" table:style-name="ce14">
            <text:p>859.268.574<text:s/></text:p>
          </table:table-cell>
          <table:table-cell office:value-type="float" office:value="3246575370.25" table:style-name="ce14">
            <text:p>3.246.575.370<text:s/></text:p>
          </table:table-cell>
          <table:table-cell office:value-type="float" office:value="65425910.5" table:style-name="ce14">
            <text:p>65.425.911<text:s/></text:p>
          </table:table-cell>
          <table:table-cell office:value-type="float" office:value="31006946.359999999" table:style-name="ce14">
            <text:p>31.006.946<text:s/></text:p>
          </table:table-cell>
          <table:table-cell office:value-type="float" office:value="8305052.4700000007" table:style-name="ce14">
            <text:p>8.305.052<text:s/></text:p>
          </table:table-cell>
          <table:table-cell office:value-type="float" office:value="748273654.99000001" table:style-name="ce14">
            <text:p>748.273.655<text:s/></text:p>
          </table:table-cell>
          <table:table-cell office:value-type="float" office:value="735800027.23000002" table:style-name="ce14">
            <text:p>735.800.027<text:s/></text:p>
          </table:table-cell>
          <table:table-cell office:value-type="float" office:value="35929152.009999998" table:style-name="ce14">
            <text:p>35.929.152<text:s/></text:p>
          </table:table-cell>
          <table:table-cell office:value-type="float" office:value="6254085576.6899996" table:style-name="ce14">
            <text:p>6.254.085.577<text:s/></text:p>
          </table:table-cell>
          <table:table-cell office:value-type="float" office:value="23721602.300000001" table:style-name="ce14">
            <text:p>23.721.602<text:s/></text:p>
          </table:table-cell>
          <table:table-cell office:value-type="float" office:value="15691641880.359997" table:style-name="ce15">
            <text:p>15.691.641.8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222309.87" table:style-name="ce14">
            <text:p>3.222.310<text:s/></text:p>
          </table:table-cell>
          <table:table-cell office:value-type="float" office:value="20437867.940000001" table:style-name="ce14">
            <text:p>20.437.868<text:s/></text:p>
          </table:table-cell>
          <table:table-cell office:value-type="float" office:value="77066162.069999993" table:style-name="ce14">
            <text:p>77.066.162<text:s/></text:p>
          </table:table-cell>
          <table:table-cell office:value-type="float" office:value="3323743.58" table:style-name="ce14">
            <text:p>3.323.744<text:s/></text:p>
          </table:table-cell>
          <table:table-cell office:value-type="float" office:value="113369182.48" table:style-name="ce14">
            <text:p>113.369.182<text:s/></text:p>
          </table:table-cell>
          <table:table-cell office:value-type="float" office:value="71678383.079999998" table:style-name="ce14">
            <text:p>71.678.383<text:s/></text:p>
          </table:table-cell>
          <table:table-cell office:value-type="float" office:value="323388093.28000003" table:style-name="ce14">
            <text:p>323.388.093<text:s/></text:p>
          </table:table-cell>
          <table:table-cell office:value-type="float" office:value="86179720.780000001" table:style-name="ce14">
            <text:p>86.179.721<text:s/></text:p>
          </table:table-cell>
          <table:table-cell office:value-type="float" office:value="73037542.510000005" table:style-name="ce14">
            <text:p>73.037.543<text:s/></text:p>
          </table:table-cell>
          <table:table-cell office:value-type="float" office:value="43573238.32" table:style-name="ce14">
            <text:p>43.573.238<text:s/></text:p>
          </table:table-cell>
          <table:table-cell office:value-type="float" office:value="239242557.53999999" table:style-name="ce14">
            <text:p>239.242.558<text:s/></text:p>
          </table:table-cell>
          <table:table-cell office:value-type="float" office:value="26212279.969999999" table:style-name="ce14">
            <text:p>26.212.280<text:s/></text:p>
          </table:table-cell>
          <table:table-cell office:value-type="float" office:value="38091498.759999998" table:style-name="ce14">
            <text:p>38.091.499<text:s/></text:p>
          </table:table-cell>
          <table:table-cell office:value-type="float" office:value="44275087.119999997" table:style-name="ce14">
            <text:p>44.275.087<text:s/></text:p>
          </table:table-cell>
          <table:table-cell office:value-type="float" office:value="20892334.539999999" table:style-name="ce14">
            <text:p>20.892.335<text:s/></text:p>
          </table:table-cell>
          <table:table-cell office:value-type="float" office:value="102946992.26000001" table:style-name="ce14">
            <text:p>102.946.992<text:s/></text:p>
          </table:table-cell>
          <table:table-cell office:value-type="float" office:value="13390344.289999999" table:style-name="ce14">
            <text:p>13.390.344<text:s/></text:p>
          </table:table-cell>
          <table:table-cell office:value-type="float" office:value="239364305.25" table:style-name="ce14">
            <text:p>239.364.305<text:s/></text:p>
          </table:table-cell>
          <table:table-cell office:value-type="float" office:value="826316744.86000001" table:style-name="ce14">
            <text:p>826.316.745<text:s/></text:p>
          </table:table-cell>
          <table:table-cell office:value-type="float" office:value="23056278.719999999" table:style-name="ce14">
            <text:p>23.056.279<text:s/></text:p>
          </table:table-cell>
          <table:table-cell office:value-type="float" office:value="12549612.689999999" table:style-name="ce14">
            <text:p>12.549.613<text:s/></text:p>
          </table:table-cell>
          <table:table-cell office:value-type="float" office:value="4895751.05" table:style-name="ce14">
            <text:p>4.895.751<text:s/></text:p>
          </table:table-cell>
          <table:table-cell office:value-type="float" office:value="215536832.25" table:style-name="ce14">
            <text:p>215.536.832<text:s/></text:p>
          </table:table-cell>
          <table:table-cell office:value-type="float" office:value="187809916.09" table:style-name="ce14">
            <text:p>187.809.916<text:s/></text:p>
          </table:table-cell>
          <table:table-cell office:value-type="float" office:value="12667548.15" table:style-name="ce14">
            <text:p>12.667.548<text:s/></text:p>
          </table:table-cell>
          <table:table-cell office:value-type="float" office:value="1659297951.26" table:style-name="ce14">
            <text:p>1.659.297.951<text:s/></text:p>
          </table:table-cell>
          <table:table-cell office:value-type="float" office:value="10098265" table:style-name="ce14">
            <text:p>10.098.265<text:s/></text:p>
          </table:table-cell>
          <table:table-cell office:value-type="float" office:value="4491920543.71" table:style-name="ce15">
            <text:p>4.491.920.5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42.93" table:style-name="ce14">
            <text:p>43<text:s/></text:p>
          </table:table-cell>
          <table:table-cell office:value-type="float" office:value="11195.79" table:style-name="ce14">
            <text:p>11.196<text:s/></text:p>
          </table:table-cell>
          <table:table-cell office:value-type="float" office:value="23103.16" table:style-name="ce14">
            <text:p>23.103<text:s/></text:p>
          </table:table-cell>
          <table:table-cell office:value-type="float" office:value="3938.66" table:style-name="ce14">
            <text:p>3.939<text:s/></text:p>
          </table:table-cell>
          <table:table-cell office:value-type="float" office:value="337861.29" table:style-name="ce14">
            <text:p>337.861<text:s/></text:p>
          </table:table-cell>
          <table:table-cell office:value-type="float" office:value="3063993.4" table:style-name="ce14">
            <text:p>3.063.993<text:s/></text:p>
          </table:table-cell>
          <table:table-cell office:value-type="float" office:value="34006033.340000004" table:style-name="ce14">
            <text:p>34.006.033<text:s/></text:p>
          </table:table-cell>
          <table:table-cell office:value-type="float" office:value="936491.23" table:style-name="ce14">
            <text:p>936.491<text:s/></text:p>
          </table:table-cell>
          <table:table-cell office:value-type="float" office:value="83505.81" table:style-name="ce14">
            <text:p>83.506<text:s/></text:p>
          </table:table-cell>
          <table:table-cell office:value-type="float" office:value="5606.83" table:style-name="ce14">
            <text:p>5.607<text:s/></text:p>
          </table:table-cell>
          <table:table-cell office:value-type="float" office:value="2861286.39" table:style-name="ce14">
            <text:p>2.861.286<text:s/></text:p>
          </table:table-cell>
          <table:table-cell office:value-type="float" office:value="2915.87" table:style-name="ce14">
            <text:p>2.916<text:s/></text:p>
          </table:table-cell>
          <table:table-cell office:value-type="float" office:value="16086.22" table:style-name="ce14">
            <text:p>16.086<text:s/></text:p>
          </table:table-cell>
          <table:table-cell office:value-type="float" office:value="1644635.24" table:style-name="ce14">
            <text:p>1.644.635<text:s/></text:p>
          </table:table-cell>
          <table:table-cell office:value-type="float" office:value="7319.82" table:style-name="ce14">
            <text:p>7.320<text:s/></text:p>
          </table:table-cell>
          <table:table-cell office:value-type="float" office:value="1345071.39" table:style-name="ce14">
            <text:p>1.345.071<text:s/></text:p>
          </table:table-cell>
          <table:table-cell office:value-type="float" office:value="4941.9799999999996" table:style-name="ce14">
            <text:p>4.942<text:s/></text:p>
          </table:table-cell>
          <table:table-cell office:value-type="float" office:value="7518254.6900000004" table:style-name="ce14">
            <text:p>7.518.255<text:s/></text:p>
          </table:table-cell>
          <table:table-cell office:value-type="float" office:value="29417690.5" table:style-name="ce14">
            <text:p>29.417.691<text:s/></text:p>
          </table:table-cell>
          <table:table-cell office:value-type="float" office:value="24342.51" table:style-name="ce14">
            <text:p>24.343<text:s/></text:p>
          </table:table-cell>
          <table:table-cell office:value-type="float" office:value="4223.6899999999996" table:style-name="ce14">
            <text:p>4.224<text:s/></text:p>
          </table:table-cell>
          <table:table-cell office:value-type="float" office:value="1372.85" table:style-name="ce14">
            <text:p>1.373<text:s/></text:p>
          </table:table-cell>
          <table:table-cell office:value-type="float" office:value="5569949.5800000001" table:style-name="ce14">
            <text:p>5.569.950<text:s/></text:p>
          </table:table-cell>
          <table:table-cell office:value-type="float" office:value="214475.34" table:style-name="ce14">
            <text:p>214.475<text:s/></text:p>
          </table:table-cell>
          <table:table-cell office:value-type="float" office:value="62236.42" table:style-name="ce14">
            <text:p>62.236<text:s/></text:p>
          </table:table-cell>
          <table:table-cell office:value-type="float" office:value="105961541.04000001" table:style-name="ce14">
            <text:p>105.961.541<text:s/></text:p>
          </table:table-cell>
          <table:table-cell office:value-type="float" office:value="6393.34" table:style-name="ce14">
            <text:p>6.393<text:s/></text:p>
          </table:table-cell>
          <table:table-cell office:value-type="float" office:value="193134509.31" table:style-name="ce15">
            <text:p>193.134.50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222266.94" table:style-name="ce14">
            <text:p>3.222.267<text:s/></text:p>
          </table:table-cell>
          <table:table-cell office:value-type="float" office:value="20426672.149999999" table:style-name="ce14">
            <text:p>20.426.672<text:s/></text:p>
          </table:table-cell>
          <table:table-cell office:value-type="float" office:value="77043058.910000011" table:style-name="ce14">
            <text:p>77.043.059<text:s/></text:p>
          </table:table-cell>
          <table:table-cell office:value-type="float" office:value="3319804.9200000004" table:style-name="ce14">
            <text:p>3.319.805<text:s/></text:p>
          </table:table-cell>
          <table:table-cell office:value-type="float" office:value="113031321.18999998" table:style-name="ce14">
            <text:p>113.031.321<text:s/></text:p>
          </table:table-cell>
          <table:table-cell office:value-type="float" office:value="68614389.679999992" table:style-name="ce14">
            <text:p>68.614.390<text:s/></text:p>
          </table:table-cell>
          <table:table-cell office:value-type="float" office:value="289382059.94" table:style-name="ce14">
            <text:p>289.382.060<text:s/></text:p>
          </table:table-cell>
          <table:table-cell office:value-type="float" office:value="85243229.550000012" table:style-name="ce14">
            <text:p>85.243.230<text:s/></text:p>
          </table:table-cell>
          <table:table-cell office:value-type="float" office:value="72954036.700000003" table:style-name="ce14">
            <text:p>72.954.037<text:s/></text:p>
          </table:table-cell>
          <table:table-cell office:value-type="float" office:value="43567631.489999995" table:style-name="ce14">
            <text:p>43.567.631<text:s/></text:p>
          </table:table-cell>
          <table:table-cell office:value-type="float" office:value="236381271.15000001" table:style-name="ce14">
            <text:p>236.381.271<text:s/></text:p>
          </table:table-cell>
          <table:table-cell office:value-type="float" office:value="26209364.099999998" table:style-name="ce14">
            <text:p>26.209.364<text:s/></text:p>
          </table:table-cell>
          <table:table-cell office:value-type="float" office:value="38075412.539999999" table:style-name="ce14">
            <text:p>38.075.413<text:s/></text:p>
          </table:table-cell>
          <table:table-cell office:value-type="float" office:value="42630451.880000003" table:style-name="ce14">
            <text:p>42.630.452<text:s/></text:p>
          </table:table-cell>
          <table:table-cell office:value-type="float" office:value="20885014.720000003" table:style-name="ce14">
            <text:p>20.885.015<text:s/></text:p>
          </table:table-cell>
          <table:table-cell office:value-type="float" office:value="101601920.87000002" table:style-name="ce14">
            <text:p>101.601.921<text:s/></text:p>
          </table:table-cell>
          <table:table-cell office:value-type="float" office:value="13385402.310000001" table:style-name="ce14">
            <text:p>13.385.402<text:s/></text:p>
          </table:table-cell>
          <table:table-cell office:value-type="float" office:value="231846050.55999997" table:style-name="ce14">
            <text:p>231.846.051<text:s/></text:p>
          </table:table-cell>
          <table:table-cell office:value-type="float" office:value="796899054.36000001" table:style-name="ce14">
            <text:p>796.899.054<text:s/></text:p>
          </table:table-cell>
          <table:table-cell office:value-type="float" office:value="23031936.209999997" table:style-name="ce14">
            <text:p>23.031.936<text:s/></text:p>
          </table:table-cell>
          <table:table-cell office:value-type="float" office:value="12545389" table:style-name="ce14">
            <text:p>12.545.389<text:s/></text:p>
          </table:table-cell>
          <table:table-cell office:value-type="float" office:value="4894378.2" table:style-name="ce14">
            <text:p>4.894.378<text:s/></text:p>
          </table:table-cell>
          <table:table-cell office:value-type="float" office:value="209966882.67000002" table:style-name="ce14">
            <text:p>209.966.883<text:s/></text:p>
          </table:table-cell>
          <table:table-cell office:value-type="float" office:value="187595440.75" table:style-name="ce14">
            <text:p>187.595.441<text:s/></text:p>
          </table:table-cell>
          <table:table-cell office:value-type="float" office:value="12605311.729999999" table:style-name="ce14">
            <text:p>12.605.312<text:s/></text:p>
          </table:table-cell>
          <table:table-cell office:value-type="float" office:value="1553336410.22" table:style-name="ce14">
            <text:p>1.553.336.410<text:s/></text:p>
          </table:table-cell>
          <table:table-cell office:value-type="float" office:value="10091871.66" table:style-name="ce14">
            <text:p>10.091.872<text:s/></text:p>
          </table:table-cell>
          <table:table-cell office:value-type="float" office:value="4298786034.3999996" table:style-name="ce15">
            <text:p>4.298.786.03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648781.56" table:style-name="ce14">
            <text:p>3.648.782<text:s/></text:p>
          </table:table-cell>
          <table:table-cell office:value-type="float" office:value="10762510.289999999" table:style-name="ce14">
            <text:p>10.762.510<text:s/></text:p>
          </table:table-cell>
          <table:table-cell office:value-type="float" office:value="102035726.97" table:style-name="ce14">
            <text:p>102.035.727<text:s/></text:p>
          </table:table-cell>
          <table:table-cell office:value-type="float" office:value="2548700.6800000002" table:style-name="ce14">
            <text:p>2.548.701<text:s/></text:p>
          </table:table-cell>
          <table:table-cell office:value-type="float" office:value="76228330.079999998" table:style-name="ce14">
            <text:p>76.228.330<text:s/></text:p>
          </table:table-cell>
          <table:table-cell office:value-type="float" office:value="65513142.409999996" table:style-name="ce14">
            <text:p>65.513.142<text:s/></text:p>
          </table:table-cell>
          <table:table-cell office:value-type="float" office:value="167433257.60999998" table:style-name="ce14">
            <text:p>167.433.258<text:s/></text:p>
          </table:table-cell>
          <table:table-cell office:value-type="float" office:value="49518459.829999998" table:style-name="ce14">
            <text:p>49.518.460<text:s/></text:p>
          </table:table-cell>
          <table:table-cell office:value-type="float" office:value="49573526.590000004" table:style-name="ce14">
            <text:p>49.573.527<text:s/></text:p>
          </table:table-cell>
          <table:table-cell office:value-type="float" office:value="25020113.350000001" table:style-name="ce14">
            <text:p>25.020.113<text:s/></text:p>
          </table:table-cell>
          <table:table-cell office:value-type="float" office:value="184854732.93000001" table:style-name="ce14">
            <text:p>184.854.733<text:s/></text:p>
          </table:table-cell>
          <table:table-cell office:value-type="float" office:value="27637973.120000001" table:style-name="ce14">
            <text:p>27.637.973<text:s/></text:p>
          </table:table-cell>
          <table:table-cell office:value-type="float" office:value="31277103.73" table:style-name="ce14">
            <text:p>31.277.104<text:s/></text:p>
          </table:table-cell>
          <table:table-cell office:value-type="float" office:value="49317101.390000001" table:style-name="ce14">
            <text:p>49.317.101<text:s/></text:p>
          </table:table-cell>
          <table:table-cell office:value-type="float" office:value="16714462.25" table:style-name="ce14">
            <text:p>16.714.462<text:s/></text:p>
          </table:table-cell>
          <table:table-cell office:value-type="float" office:value="60959331.090000004" table:style-name="ce14">
            <text:p>60.959.331<text:s/></text:p>
          </table:table-cell>
          <table:table-cell office:value-type="float" office:value="12736086.51" table:style-name="ce14">
            <text:p>12.736.087<text:s/></text:p>
          </table:table-cell>
          <table:table-cell office:value-type="float" office:value="223781382.33000001" table:style-name="ce14">
            <text:p>223.781.382<text:s/></text:p>
          </table:table-cell>
          <table:table-cell office:value-type="float" office:value="636812615.15999997" table:style-name="ce14">
            <text:p>636.812.615<text:s/></text:p>
          </table:table-cell>
          <table:table-cell office:value-type="float" office:value="18697117.41" table:style-name="ce14">
            <text:p>18.697.117<text:s/></text:p>
          </table:table-cell>
          <table:table-cell office:value-type="float" office:value="10153382.800000001" table:style-name="ce14">
            <text:p>10.153.383<text:s/></text:p>
          </table:table-cell>
          <table:table-cell office:value-type="float" office:value="3156432.07" table:style-name="ce14">
            <text:p>3.156.432<text:s/></text:p>
          </table:table-cell>
          <table:table-cell office:value-type="float" office:value="156039345.81999999" table:style-name="ce14">
            <text:p>156.039.346<text:s/></text:p>
          </table:table-cell>
          <table:table-cell office:value-type="float" office:value="113951140.70999999" table:style-name="ce14">
            <text:p>113.951.141<text:s/></text:p>
          </table:table-cell>
          <table:table-cell office:value-type="float" office:value="10598517.289999999" table:style-name="ce14">
            <text:p>10.598.517<text:s/></text:p>
          </table:table-cell>
          <table:table-cell office:value-type="float" office:value="1706426706.52" table:style-name="ce14">
            <text:p>1.706.426.707<text:s/></text:p>
          </table:table-cell>
          <table:table-cell office:value-type="float" office:value="7492501.6299999999" table:style-name="ce14">
            <text:p>7.492.502<text:s/></text:p>
          </table:table-cell>
          <table:table-cell office:value-type="float" office:value="3822888482.1300001" table:style-name="ce15">
            <text:p>3.822.888.48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06.66" table:style-name="ce14">
            <text:p>107<text:s/></text:p>
          </table:table-cell>
          <table:table-cell office:value-type="float" office:value="18546.64" table:style-name="ce14">
            <text:p>18.547<text:s/></text:p>
          </table:table-cell>
          <table:table-cell office:value-type="float" office:value="145476.25" table:style-name="ce14">
            <text:p>145.476<text:s/></text:p>
          </table:table-cell>
          <table:table-cell office:value-type="float" office:value="2272.14" table:style-name="ce14">
            <text:p>2.272<text:s/></text:p>
          </table:table-cell>
          <table:table-cell office:value-type="float" office:value="1427109.33" table:style-name="ce14">
            <text:p>1.427.109<text:s/></text:p>
          </table:table-cell>
          <table:table-cell office:value-type="float" office:value="11964766.67" table:style-name="ce14">
            <text:p>11.964.767<text:s/></text:p>
          </table:table-cell>
          <table:table-cell office:value-type="float" office:value="25470474.66" table:style-name="ce14">
            <text:p>25.470.475<text:s/></text:p>
          </table:table-cell>
          <table:table-cell office:value-type="float" office:value="954083.65" table:style-name="ce14">
            <text:p>954.084<text:s/></text:p>
          </table:table-cell>
          <table:table-cell office:value-type="float" office:value="190924.97" table:style-name="ce14">
            <text:p>190.92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321171.8099999996" table:style-name="ce14">
            <text:p>6.321.172<text:s/></text:p>
          </table:table-cell>
          <table:table-cell office:value-type="float" office:value="63506.1" table:style-name="ce14">
            <text:p>63.506<text:s/></text:p>
          </table:table-cell>
          <table:table-cell office:value-type="float" office:value="206230.37" table:style-name="ce14">
            <text:p>206.230<text:s/></text:p>
          </table:table-cell>
          <table:table-cell office:value-type="float" office:value="10214432.699999999" table:style-name="ce14">
            <text:p>10.214.433<text:s/></text:p>
          </table:table-cell>
          <table:table-cell office:value-type="float" office:value="1163.52" table:style-name="ce14">
            <text:p>1.164<text:s/></text:p>
          </table:table-cell>
          <table:table-cell office:value-type="float" office:value="4899691.58" table:style-name="ce14">
            <text:p>4.899.692<text:s/></text:p>
          </table:table-cell>
          <table:table-cell office:value-type="float" office:value="2838.96" table:style-name="ce14">
            <text:p>2.839<text:s/></text:p>
          </table:table-cell>
          <table:table-cell office:value-type="float" office:value="54049950.079999998" table:style-name="ce14">
            <text:p>54.049.950<text:s/></text:p>
          </table:table-cell>
          <table:table-cell office:value-type="float" office:value="166738589.53999999" table:style-name="ce14">
            <text:p>166.738.590<text:s/></text:p>
          </table:table-cell>
          <table:table-cell office:value-type="float" office:value="78142.94" table:style-name="ce14">
            <text:p>78.143<text:s/></text:p>
          </table:table-cell>
          <table:table-cell office:value-type="float" office:value="685.49" table:style-name="ce14">
            <text:p>68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854028.699999999" table:style-name="ce14">
            <text:p>15.854.029<text:s/></text:p>
          </table:table-cell>
          <table:table-cell office:value-type="float" office:value="748608.02" table:style-name="ce14">
            <text:p>748.608<text:s/></text:p>
          </table:table-cell>
          <table:table-cell office:value-type="float" office:value="1515388.18" table:style-name="ce14">
            <text:p>1.515.388<text:s/></text:p>
          </table:table-cell>
          <table:table-cell office:value-type="float" office:value="360900006.41000003" table:style-name="ce14">
            <text:p>360.900.006<text:s/></text:p>
          </table:table-cell>
          <table:table-cell office:value-type="float" office:value="4798.04" table:style-name="ce14">
            <text:p>4.798<text:s/></text:p>
          </table:table-cell>
          <table:table-cell office:value-type="float" office:value="661772993.40999997" table:style-name="ce15">
            <text:p>661.772.99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648674.9" table:style-name="ce14">
            <text:p>3.648.675<text:s/></text:p>
          </table:table-cell>
          <table:table-cell office:value-type="float" office:value="10743963.65" table:style-name="ce14">
            <text:p>10.743.964<text:s/></text:p>
          </table:table-cell>
          <table:table-cell office:value-type="float" office:value="101890250.72" table:style-name="ce14">
            <text:p>101.890.251<text:s/></text:p>
          </table:table-cell>
          <table:table-cell office:value-type="float" office:value="2546428.54" table:style-name="ce14">
            <text:p>2.546.429<text:s/></text:p>
          </table:table-cell>
          <table:table-cell office:value-type="float" office:value="74801220.75" table:style-name="ce14">
            <text:p>74.801.221<text:s/></text:p>
          </table:table-cell>
          <table:table-cell office:value-type="float" office:value="53548375.740000002" table:style-name="ce14">
            <text:p>53.548.376<text:s/></text:p>
          </table:table-cell>
          <table:table-cell office:value-type="float" office:value="141962782.95000002" table:style-name="ce14">
            <text:p>141.962.783<text:s/></text:p>
          </table:table-cell>
          <table:table-cell office:value-type="float" office:value="48564376.179999992" table:style-name="ce14">
            <text:p>48.564.376<text:s/></text:p>
          </table:table-cell>
          <table:table-cell office:value-type="float" office:value="49382601.620000005" table:style-name="ce14">
            <text:p>49.382.602<text:s/></text:p>
          </table:table-cell>
          <table:table-cell office:value-type="float" office:value="25020113.350000001" table:style-name="ce14">
            <text:p>25.020.113<text:s/></text:p>
          </table:table-cell>
          <table:table-cell office:value-type="float" office:value="178533561.12" table:style-name="ce14">
            <text:p>178.533.561<text:s/></text:p>
          </table:table-cell>
          <table:table-cell office:value-type="float" office:value="27574467.02" table:style-name="ce14">
            <text:p>27.574.467<text:s/></text:p>
          </table:table-cell>
          <table:table-cell office:value-type="float" office:value="31070873.359999999" table:style-name="ce14">
            <text:p>31.070.873<text:s/></text:p>
          </table:table-cell>
          <table:table-cell office:value-type="float" office:value="39102668.690000005" table:style-name="ce14">
            <text:p>39.102.669<text:s/></text:p>
          </table:table-cell>
          <table:table-cell office:value-type="float" office:value="16713298.73" table:style-name="ce14">
            <text:p>16.713.299<text:s/></text:p>
          </table:table-cell>
          <table:table-cell office:value-type="float" office:value="56059639.509999998" table:style-name="ce14">
            <text:p>56.059.640<text:s/></text:p>
          </table:table-cell>
          <table:table-cell office:value-type="float" office:value="12733247.549999999" table:style-name="ce14">
            <text:p>12.733.248<text:s/></text:p>
          </table:table-cell>
          <table:table-cell office:value-type="float" office:value="169731432.25" table:style-name="ce14">
            <text:p>169.731.432<text:s/></text:p>
          </table:table-cell>
          <table:table-cell office:value-type="float" office:value="470074025.62" table:style-name="ce14">
            <text:p>470.074.026<text:s/></text:p>
          </table:table-cell>
          <table:table-cell office:value-type="float" office:value="18618974.469999999" table:style-name="ce14">
            <text:p>18.618.974<text:s/></text:p>
          </table:table-cell>
          <table:table-cell office:value-type="float" office:value="10152697.310000001" table:style-name="ce14">
            <text:p>10.152.697<text:s/></text:p>
          </table:table-cell>
          <table:table-cell office:value-type="float" office:value="3156432.0700000003" table:style-name="ce14">
            <text:p>3.156.432<text:s/></text:p>
          </table:table-cell>
          <table:table-cell office:value-type="float" office:value="140185317.12" table:style-name="ce14">
            <text:p>140.185.317<text:s/></text:p>
          </table:table-cell>
          <table:table-cell office:value-type="float" office:value="113202532.69000001" table:style-name="ce14">
            <text:p>113.202.533<text:s/></text:p>
          </table:table-cell>
          <table:table-cell office:value-type="float" office:value="9083129.1100000013" table:style-name="ce14">
            <text:p>9.083.129<text:s/></text:p>
          </table:table-cell>
          <table:table-cell office:value-type="float" office:value="1345526700.1099999" table:style-name="ce14">
            <text:p>1.345.526.700<text:s/></text:p>
          </table:table-cell>
          <table:table-cell office:value-type="float" office:value="7487703.5899999999" table:style-name="ce14">
            <text:p>7.487.704<text:s/></text:p>
          </table:table-cell>
          <table:table-cell office:value-type="float" office:value="3161115488.7199998" table:style-name="ce15">
            <text:p>3.161.115.4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13225.24" table:style-name="ce14">
            <text:p>13.22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13940.3600000001" table:style-name="ce14">
            <text:p>1.113.940<text:s/></text:p>
          </table:table-cell>
          <table:table-cell office:value-type="float" office:value="32" table:style-name="ce14">
            <text:p>32<text:s/></text:p>
          </table:table-cell>
          <table:table-cell office:value-type="float" office:value="22701478.899999999" table:style-name="ce14">
            <text:p>22.701.479<text:s/></text:p>
          </table:table-cell>
          <table:table-cell office:value-type="float" office:value="149.94999999999999" table:style-name="ce14">
            <text:p>15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6533.78" table:style-name="ce14">
            <text:p>66.53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262.27" table:style-name="ce14">
            <text:p>2.262<text:s/></text:p>
          </table:table-cell>
          <table:table-cell office:value-type="float" office:value="5047394.4800000004" table:style-name="ce14">
            <text:p>5.047.39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512703.8200000003" table:style-name="ce14">
            <text:p>7.512.704<text:s/></text:p>
          </table:table-cell>
          <table:table-cell office:value-type="float" office:value="423780895.74000001" table:style-name="ce14">
            <text:p>423.780.89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706414.97" table:style-name="ce14">
            <text:p>2.706.415<text:s/></text:p>
          </table:table-cell>
          <table:table-cell office:value-type="float" office:value="31.13" table:style-name="ce14">
            <text:p>3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779900.88" table:style-name="ce14">
            <text:p>4.779.901<text:s/></text:p>
          </table:table-cell>
          <table:table-cell office:value-type="float" office:value="6014.85" table:style-name="ce14">
            <text:p>6.015<text:s/></text:p>
          </table:table-cell>
          <table:table-cell office:value-type="float" office:value="467730978.37000006" table:style-name="ce15">
            <text:p>467.730.9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387570.1799999997" table:style-name="ce14">
            <text:p>6.387.570<text:s/></text:p>
          </table:table-cell>
          <table:table-cell office:value-type="float" office:value="21076280.989999998" table:style-name="ce14">
            <text:p>21.076.281<text:s/></text:p>
          </table:table-cell>
          <table:table-cell office:value-type="float" office:value="32326672.010000002" table:style-name="ce14">
            <text:p>32.326.672<text:s/></text:p>
          </table:table-cell>
          <table:table-cell office:value-type="float" office:value="15348711.890000001" table:style-name="ce14">
            <text:p>15.348.712<text:s/></text:p>
          </table:table-cell>
          <table:table-cell office:value-type="float" office:value="59248989.109999999" table:style-name="ce14">
            <text:p>59.248.989<text:s/></text:p>
          </table:table-cell>
          <table:table-cell office:value-type="float" office:value="47055455.409999996" table:style-name="ce14">
            <text:p>47.055.455<text:s/></text:p>
          </table:table-cell>
          <table:table-cell office:value-type="float" office:value="1663805235.95" table:style-name="ce14">
            <text:p>1.663.805.236<text:s/></text:p>
          </table:table-cell>
          <table:table-cell office:value-type="float" office:value="28055760.300000001" table:style-name="ce14">
            <text:p>28.055.760<text:s/></text:p>
          </table:table-cell>
          <table:table-cell office:value-type="float" office:value="38555969.43" table:style-name="ce14">
            <text:p>38.555.969<text:s/></text:p>
          </table:table-cell>
          <table:table-cell office:value-type="float" office:value="14773224.529999999" table:style-name="ce14">
            <text:p>14.773.225<text:s/></text:p>
          </table:table-cell>
          <table:table-cell office:value-type="float" office:value="146237851.31999999" table:style-name="ce14">
            <text:p>146.237.851<text:s/></text:p>
          </table:table-cell>
          <table:table-cell office:value-type="float" office:value="20569782.550000001" table:style-name="ce14">
            <text:p>20.569.783<text:s/></text:p>
          </table:table-cell>
          <table:table-cell office:value-type="float" office:value="23022245.379999999" table:style-name="ce14">
            <text:p>23.022.245<text:s/></text:p>
          </table:table-cell>
          <table:table-cell office:value-type="float" office:value="38116676.990000002" table:style-name="ce14">
            <text:p>38.116.677<text:s/></text:p>
          </table:table-cell>
          <table:table-cell office:value-type="float" office:value="44781845.579999998" table:style-name="ce14">
            <text:p>44.781.846<text:s/></text:p>
          </table:table-cell>
          <table:table-cell office:value-type="float" office:value="62145504.310000002" table:style-name="ce14">
            <text:p>62.145.504<text:s/></text:p>
          </table:table-cell>
          <table:table-cell office:value-type="float" office:value="17813281.359999999" table:style-name="ce14">
            <text:p>17.813.281<text:s/></text:p>
          </table:table-cell>
          <table:table-cell office:value-type="float" office:value="80960407.700000003" table:style-name="ce14">
            <text:p>80.960.408<text:s/></text:p>
          </table:table-cell>
          <table:table-cell office:value-type="float" office:value="343400794.27999997" table:style-name="ce14">
            <text:p>343.400.794<text:s/></text:p>
          </table:table-cell>
          <table:table-cell office:value-type="float" office:value="33920264.479999997" table:style-name="ce14">
            <text:p>33.920.264<text:s/></text:p>
          </table:table-cell>
          <table:table-cell office:value-type="float" office:value="19877888.449999999" table:style-name="ce14">
            <text:p>19.877.888<text:s/></text:p>
          </table:table-cell>
          <table:table-cell office:value-type="float" office:value="12541183.699999999" table:style-name="ce14">
            <text:p>12.541.184<text:s/></text:p>
          </table:table-cell>
          <table:table-cell office:value-type="float" office:value="111179909.48" table:style-name="ce14">
            <text:p>111.179.909<text:s/></text:p>
          </table:table-cell>
          <table:table-cell office:value-type="float" office:value="51759451.689999998" table:style-name="ce14">
            <text:p>51.759.452<text:s/></text:p>
          </table:table-cell>
          <table:table-cell office:value-type="float" office:value="18100750.329999998" table:style-name="ce14">
            <text:p>18.100.750<text:s/></text:p>
          </table:table-cell>
          <table:table-cell office:value-type="float" office:value="154660613.83000001" table:style-name="ce14">
            <text:p>154.660.614<text:s/></text:p>
          </table:table-cell>
          <table:table-cell office:value-type="float" office:value="7520630.0800000001" table:style-name="ce14">
            <text:p>7.520.630<text:s/></text:p>
          </table:table-cell>
          <table:table-cell office:value-type="float" office:value="3113242951.309999" table:style-name="ce15">
            <text:p>3.113.242.9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543313.73" table:style-name="ce14">
            <text:p>1.543.314<text:s/></text:p>
          </table:table-cell>
          <table:table-cell office:value-type="float" office:value="5866822.0800000001" table:style-name="ce14">
            <text:p>5.866.822<text:s/></text:p>
          </table:table-cell>
          <table:table-cell office:value-type="float" office:value="24411922.379999999" table:style-name="ce14">
            <text:p>24.411.922<text:s/></text:p>
          </table:table-cell>
          <table:table-cell office:value-type="float" office:value="2036898.58" table:style-name="ce14">
            <text:p>2.036.899<text:s/></text:p>
          </table:table-cell>
          <table:table-cell office:value-type="float" office:value="29162287.609999999" table:style-name="ce14">
            <text:p>29.162.288<text:s/></text:p>
          </table:table-cell>
          <table:table-cell office:value-type="float" office:value="28864333.099999998" table:style-name="ce14">
            <text:p>28.864.333<text:s/></text:p>
          </table:table-cell>
          <table:table-cell office:value-type="float" office:value="798568537.16999996" table:style-name="ce14">
            <text:p>798.568.537<text:s/></text:p>
          </table:table-cell>
          <table:table-cell office:value-type="float" office:value="19619731.98" table:style-name="ce14">
            <text:p>19.619.732<text:s/></text:p>
          </table:table-cell>
          <table:table-cell office:value-type="float" office:value="52111716.079999998" table:style-name="ce14">
            <text:p>52.111.716<text:s/></text:p>
          </table:table-cell>
          <table:table-cell office:value-type="float" office:value="5975344.46" table:style-name="ce14">
            <text:p>5.975.344<text:s/></text:p>
          </table:table-cell>
          <table:table-cell office:value-type="float" office:value="76428579.989999995" table:style-name="ce14">
            <text:p>76.428.580<text:s/></text:p>
          </table:table-cell>
          <table:table-cell office:value-type="float" office:value="6619553.9399999995" table:style-name="ce14">
            <text:p>6.619.554<text:s/></text:p>
          </table:table-cell>
          <table:table-cell office:value-type="float" office:value="13758358.609999999" table:style-name="ce14">
            <text:p>13.758.359<text:s/></text:p>
          </table:table-cell>
          <table:table-cell office:value-type="float" office:value="13313973.439999998" table:style-name="ce14">
            <text:p>13.313.973<text:s/></text:p>
          </table:table-cell>
          <table:table-cell office:value-type="float" office:value="6366227.8499999996" table:style-name="ce14">
            <text:p>6.366.228<text:s/></text:p>
          </table:table-cell>
          <table:table-cell office:value-type="float" office:value="30899521.550000001" table:style-name="ce14">
            <text:p>30.899.522<text:s/></text:p>
          </table:table-cell>
          <table:table-cell office:value-type="float" office:value="3815528.14" table:style-name="ce14">
            <text:p>3.815.528<text:s/></text:p>
          </table:table-cell>
          <table:table-cell office:value-type="float" office:value="105221454.91000001" table:style-name="ce14">
            <text:p>105.221.455<text:s/></text:p>
          </table:table-cell>
          <table:table-cell office:value-type="float" office:value="432378960.57000005" table:style-name="ce14">
            <text:p>432.378.961<text:s/></text:p>
          </table:table-cell>
          <table:table-cell office:value-type="float" office:value="6025131.3899999997" table:style-name="ce14">
            <text:p>6.025.131<text:s/></text:p>
          </table:table-cell>
          <table:table-cell office:value-type="float" office:value="3851206.6799999997" table:style-name="ce14">
            <text:p>3.851.207<text:s/></text:p>
          </table:table-cell>
          <table:table-cell office:value-type="float" office:value="3383643.91" table:style-name="ce14">
            <text:p>3.383.644<text:s/></text:p>
          </table:table-cell>
          <table:table-cell office:value-type="float" office:value="51873255.68" table:style-name="ce14">
            <text:p>51.873.256<text:s/></text:p>
          </table:table-cell>
          <table:table-cell office:value-type="float" office:value="46730280.730000004" table:style-name="ce14">
            <text:p>46.730.281<text:s/></text:p>
          </table:table-cell>
          <table:table-cell office:value-type="float" office:value="4219425.9700000007" table:style-name="ce14">
            <text:p>4.219.426<text:s/></text:p>
          </table:table-cell>
          <table:table-cell office:value-type="float" office:value="694336003.83000004" table:style-name="ce14">
            <text:p>694.336.004<text:s/></text:p>
          </table:table-cell>
          <table:table-cell office:value-type="float" office:value="2615873.31" table:style-name="ce14">
            <text:p>2.615.873<text:s/></text:p>
          </table:table-cell>
          <table:table-cell office:value-type="float" office:value="2469997887.6700006" table:style-name="ce15">
            <text:p>2.469.997.888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39472199.549999997" table:style-name="ce20">
            <text:p>39.472.200<text:s/></text:p>
          </table:table-cell>
          <table:table-cell office:value-type="float" office:value="220221373.30000001" table:style-name="ce20">
            <text:p>220.221.373<text:s/></text:p>
          </table:table-cell>
          <table:table-cell office:value-type="float" office:value="856403261.83999991" table:style-name="ce20">
            <text:p>856.403.262<text:s/></text:p>
          </table:table-cell>
          <table:table-cell office:value-type="float" office:value="40829778.050000004" table:style-name="ce20">
            <text:p>40.829.778<text:s/></text:p>
          </table:table-cell>
          <table:table-cell office:value-type="float" office:value="1126624775.3300002" table:style-name="ce20">
            <text:p>1.126.624.775<text:s/></text:p>
          </table:table-cell>
          <table:table-cell office:value-type="float" office:value="838010859.1400001" table:style-name="ce20">
            <text:p>838.010.859<text:s/></text:p>
          </table:table-cell>
          <table:table-cell office:value-type="float" office:value="9621775183.0299988" table:style-name="ce20">
            <text:p>9.621.775.183<text:s/></text:p>
          </table:table-cell>
          <table:table-cell office:value-type="float" office:value="1026860513.01" table:style-name="ce20">
            <text:p>1.026.860.513<text:s/></text:p>
          </table:table-cell>
          <table:table-cell office:value-type="float" office:value="688644282.86000001" table:style-name="ce20">
            <text:p>688.644.283<text:s/></text:p>
          </table:table-cell>
          <table:table-cell office:value-type="float" office:value="351538310.46000004" table:style-name="ce20">
            <text:p>351.538.310<text:s/></text:p>
          </table:table-cell>
          <table:table-cell office:value-type="float" office:value="3109848050.5699997" table:style-name="ce20">
            <text:p>3.109.848.051<text:s/></text:p>
          </table:table-cell>
          <table:table-cell office:value-type="float" office:value="302344510.10999995" table:style-name="ce20">
            <text:p>302.344.510<text:s/></text:p>
          </table:table-cell>
          <table:table-cell office:value-type="float" office:value="358501404.23000002" table:style-name="ce20">
            <text:p>358.501.404<text:s/></text:p>
          </table:table-cell>
          <table:table-cell office:value-type="float" office:value="448866751.54000002" table:style-name="ce20">
            <text:p>448.866.752<text:s/></text:p>
          </table:table-cell>
          <table:table-cell office:value-type="float" office:value="241792004.65000001" table:style-name="ce20">
            <text:p>241.792.005<text:s/></text:p>
          </table:table-cell>
          <table:table-cell office:value-type="float" office:value="1093921119.5799999" table:style-name="ce20">
            <text:p>1.093.921.120<text:s/></text:p>
          </table:table-cell>
          <table:table-cell office:value-type="float" office:value="137950921.16" table:style-name="ce20">
            <text:p>137.950.921<text:s/></text:p>
          </table:table-cell>
          <table:table-cell office:value-type="float" office:value="3528532899.5500002" table:style-name="ce20">
            <text:p>3.528.532.900<text:s/></text:p>
          </table:table-cell>
          <table:table-cell office:value-type="float" office:value="13154715253.110001" table:style-name="ce20">
            <text:p>13.154.715.253<text:s/></text:p>
          </table:table-cell>
          <table:table-cell office:value-type="float" office:value="234883792.57000002" table:style-name="ce20">
            <text:p>234.883.793<text:s/></text:p>
          </table:table-cell>
          <table:table-cell office:value-type="float" office:value="123764437.34" table:style-name="ce20">
            <text:p>123.764.437<text:s/></text:p>
          </table:table-cell>
          <table:table-cell office:value-type="float" office:value="46404447.240000002" table:style-name="ce20">
            <text:p>46.404.447<text:s/></text:p>
          </table:table-cell>
          <table:table-cell office:value-type="float" office:value="2858633337.0599999" table:style-name="ce20">
            <text:p>2.858.633.337<text:s/></text:p>
          </table:table-cell>
          <table:table-cell office:value-type="float" office:value="2235472585.8099999" table:style-name="ce20">
            <text:p>2.235.472.586<text:s/></text:p>
          </table:table-cell>
          <table:table-cell office:value-type="float" office:value="140231023.46000001" table:style-name="ce20">
            <text:p>140.231.023<text:s/></text:p>
          </table:table-cell>
          <table:table-cell office:value-type="float" office:value="31499969055.879997" table:style-name="ce20">
            <text:p>31.499.969.056<text:s/></text:p>
          </table:table-cell>
          <table:table-cell office:value-type="float" office:value="77090375.620000005" table:style-name="ce20">
            <text:p>77.090.376<text:s/></text:p>
          </table:table-cell>
          <table:table-cell office:value-type="float" office:value="74403302506.049988" table:style-name="ce21">
            <text:p>74.403.302.506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69063758.762168378" table:style-name="ce24">
            <text:p>69.063.759<text:s/></text:p>
          </table:table-cell>
          <table:table-cell office:value-type="float" office:value="176249127.16843879" table:style-name="ce24">
            <text:p>176.249.127<text:s/></text:p>
          </table:table-cell>
          <table:table-cell office:value-type="float" office:value="310193780.04697514" table:style-name="ce24">
            <text:p>310.193.780<text:s/></text:p>
          </table:table-cell>
          <table:table-cell office:value-type="float" office:value="31980467.557728026" table:style-name="ce24">
            <text:p>31.980.468<text:s/></text:p>
          </table:table-cell>
          <table:table-cell office:value-type="float" office:value="1005124092.0617623" table:style-name="ce24">
            <text:p>1.005.124.092<text:s/></text:p>
          </table:table-cell>
          <table:table-cell office:value-type="float" office:value="810554017.86240065" table:style-name="ce24">
            <text:p>810.554.018<text:s/></text:p>
          </table:table-cell>
          <table:table-cell office:value-type="float" office:value="2961603305.2929564" table:style-name="ce24">
            <text:p>2.961.603.305<text:s/></text:p>
          </table:table-cell>
          <table:table-cell office:value-type="float" office:value="631303804.88737917" table:style-name="ce24">
            <text:p>631.303.805<text:s/></text:p>
          </table:table-cell>
          <table:table-cell office:value-type="float" office:value="562010244.29027343" table:style-name="ce24">
            <text:p>562.010.244<text:s/></text:p>
          </table:table-cell>
          <table:table-cell office:value-type="float" office:value="232906696.48265114" table:style-name="ce24">
            <text:p>232.906.696<text:s/></text:p>
          </table:table-cell>
          <table:table-cell office:value-type="float" office:value="3063647397.7467661" table:style-name="ce24">
            <text:p>3.063.647.398<text:s/></text:p>
          </table:table-cell>
          <table:table-cell office:value-type="float" office:value="355035320.41610026" table:style-name="ce24">
            <text:p>355.035.320<text:s/></text:p>
          </table:table-cell>
          <table:table-cell office:value-type="float" office:value="411877077.1806376" table:style-name="ce24">
            <text:p>411.877.077<text:s/></text:p>
          </table:table-cell>
          <table:table-cell office:value-type="float" office:value="499740622.29745126" table:style-name="ce24">
            <text:p>499.740.622<text:s/></text:p>
          </table:table-cell>
          <table:table-cell office:value-type="float" office:value="265768379.0079906" table:style-name="ce24">
            <text:p>265.768.379<text:s/></text:p>
          </table:table-cell>
          <table:table-cell office:value-type="float" office:value="912023289.82775569" table:style-name="ce24">
            <text:p>912.023.290<text:s/></text:p>
          </table:table-cell>
          <table:table-cell office:value-type="float" office:value="158918189.25918683" table:style-name="ce24">
            <text:p>158.918.189<text:s/></text:p>
          </table:table-cell>
          <table:table-cell office:value-type="float" office:value="2569438541.1729383" table:style-name="ce24">
            <text:p>2.569.438.541<text:s/></text:p>
          </table:table-cell>
          <table:table-cell office:value-type="float" office:value="5484265182.7749014" table:style-name="ce24">
            <text:p>5.484.265.183<text:s/></text:p>
          </table:table-cell>
          <table:table-cell office:value-type="float" office:value="239261481.29475448" table:style-name="ce24">
            <text:p>239.261.481<text:s/></text:p>
          </table:table-cell>
          <table:table-cell office:value-type="float" office:value="142142556.33486649" table:style-name="ce24">
            <text:p>142.142.556<text:s/></text:p>
          </table:table-cell>
          <table:table-cell office:value-type="float" office:value="41176607.305122338" table:style-name="ce24">
            <text:p>41.176.607<text:s/></text:p>
          </table:table-cell>
          <table:table-cell office:value-type="float" office:value="2943305566.1309524" table:style-name="ce24">
            <text:p>2.943.305.566<text:s/></text:p>
          </table:table-cell>
          <table:table-cell office:value-type="float" office:value="1843511936.6438167" table:style-name="ce24">
            <text:p>1.843.511.937<text:s/></text:p>
          </table:table-cell>
          <table:table-cell office:value-type="float" office:value="169780448.64799893" table:style-name="ce24">
            <text:p>169.780.449<text:s/></text:p>
          </table:table-cell>
          <table:table-cell office:value-type="float" office:value="19080470989.447327" table:style-name="ce24">
            <text:p>19.080.470.989<text:s/></text:p>
          </table:table-cell>
          <table:table-cell office:value-type="float" office:value="80452526.958708227" table:style-name="ce24">
            <text:p>80.452.527<text:s/></text:p>
          </table:table-cell>
          <table:table-cell office:value-type="float" office:value="45051805406.860008" table:style-name="ce25">
            <text:p>45.051.805.407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66901576.730120577" table:style-name="ce27">
            <text:p>66.901.577<text:s/></text:p>
          </table:table-cell>
          <table:table-cell office:value-type="float" office:value="169182551.0913088" table:style-name="ce27">
            <text:p>169.182.551<text:s/></text:p>
          </table:table-cell>
          <table:table-cell office:value-type="float" office:value="291235769.13745922" table:style-name="ce27">
            <text:p>291.235.769<text:s/></text:p>
          </table:table-cell>
          <table:table-cell office:value-type="float" office:value="30625012.382918146" table:style-name="ce27">
            <text:p>30.625.012<text:s/></text:p>
          </table:table-cell>
          <table:table-cell office:value-type="float" office:value="949082734.68327737" table:style-name="ce27">
            <text:p>949.082.735<text:s/></text:p>
          </table:table-cell>
          <table:table-cell office:value-type="float" office:value="757169786.33789277" table:style-name="ce27">
            <text:p>757.169.786<text:s/></text:p>
          </table:table-cell>
          <table:table-cell office:value-type="float" office:value="2820006170.2658992" table:style-name="ce27">
            <text:p>2.820.006.170<text:s/></text:p>
          </table:table-cell>
          <table:table-cell office:value-type="float" office:value="594735065.61863756" table:style-name="ce27">
            <text:p>594.735.066<text:s/></text:p>
          </table:table-cell>
          <table:table-cell office:value-type="float" office:value="529924400.59567565" table:style-name="ce27">
            <text:p>529.924.401<text:s/></text:p>
          </table:table-cell>
          <table:table-cell office:value-type="float" office:value="221482356.50875768" table:style-name="ce27">
            <text:p>221.482.357<text:s/></text:p>
          </table:table-cell>
          <table:table-cell office:value-type="float" office:value="2871795600.0594945" table:style-name="ce27">
            <text:p>2.871.795.600<text:s/></text:p>
          </table:table-cell>
          <table:table-cell office:value-type="float" office:value="336467723.49098349" table:style-name="ce27">
            <text:p>336.467.723<text:s/></text:p>
          </table:table-cell>
          <table:table-cell office:value-type="float" office:value="388042901.41517162" table:style-name="ce27">
            <text:p>388.042.901<text:s/></text:p>
          </table:table-cell>
          <table:table-cell office:value-type="float" office:value="472662137.32260501" table:style-name="ce27">
            <text:p>472.662.137<text:s/></text:p>
          </table:table-cell>
          <table:table-cell office:value-type="float" office:value="254820368.5759213" table:style-name="ce27">
            <text:p>254.820.369<text:s/></text:p>
          </table:table-cell>
          <table:table-cell office:value-type="float" office:value="853136473.0558995" table:style-name="ce27">
            <text:p>853.136.473<text:s/></text:p>
          </table:table-cell>
          <table:table-cell office:value-type="float" office:value="152643842.27220502" table:style-name="ce27">
            <text:p>152.643.842<text:s/></text:p>
          </table:table-cell>
          <table:table-cell office:value-type="float" office:value="2402451227.1522822" table:style-name="ce27">
            <text:p>2.402.451.227<text:s/></text:p>
          </table:table-cell>
          <table:table-cell office:value-type="float" office:value="5095823945.5072231" table:style-name="ce27">
            <text:p>5.095.823.946<text:s/></text:p>
          </table:table-cell>
          <table:table-cell office:value-type="float" office:value="226540447.1743252" table:style-name="ce27">
            <text:p>226.540.447<text:s/></text:p>
          </table:table-cell>
          <table:table-cell office:value-type="float" office:value="135198242.02225381" table:style-name="ce27">
            <text:p>135.198.242<text:s/></text:p>
          </table:table-cell>
          <table:table-cell office:value-type="float" office:value="39895768.372710645" table:style-name="ce27">
            <text:p>39.895.768<text:s/></text:p>
          </table:table-cell>
          <table:table-cell office:value-type="float" office:value="2758633823.3043981" table:style-name="ce27">
            <text:p>2.758.633.823<text:s/></text:p>
          </table:table-cell>
          <table:table-cell office:value-type="float" office:value="1718098318.37307" table:style-name="ce27">
            <text:p>1.718.098.318<text:s/></text:p>
          </table:table-cell>
          <table:table-cell office:value-type="float" office:value="161086819.65167627" table:style-name="ce27">
            <text:p>161.086.820<text:s/></text:p>
          </table:table-cell>
          <table:table-cell office:value-type="float" office:value="17659594363.436401" table:style-name="ce27">
            <text:p>17.659.594.363<text:s/></text:p>
          </table:table-cell>
          <table:table-cell office:value-type="float" office:value="76492780.651441753" table:style-name="ce27">
            <text:p>76.492.781<text:s/></text:p>
          </table:table-cell>
          <table:table-cell office:value-type="float" office:value="42033730205.190018" table:style-name="ce28">
            <text:p>42.033.730.205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2162182.0320477998" table:style-name="ce27">
            <text:p>2.162.182<text:s/></text:p>
          </table:table-cell>
          <table:table-cell office:value-type="float" office:value="7066576.077129988" table:style-name="ce27">
            <text:p>7.066.576<text:s/></text:p>
          </table:table-cell>
          <table:table-cell office:value-type="float" office:value="18958010.909515887" table:style-name="ce27">
            <text:p>18.958.011<text:s/></text:p>
          </table:table-cell>
          <table:table-cell office:value-type="float" office:value="1355455.1748098803" table:style-name="ce27">
            <text:p>1.355.455<text:s/></text:p>
          </table:table-cell>
          <table:table-cell office:value-type="float" office:value="56041357.378484935" table:style-name="ce27">
            <text:p>56.041.357<text:s/></text:p>
          </table:table-cell>
          <table:table-cell office:value-type="float" office:value="53384231.524507858" table:style-name="ce27">
            <text:p>53.384.232<text:s/></text:p>
          </table:table-cell>
          <table:table-cell office:value-type="float" office:value="141597135.02705693" table:style-name="ce27">
            <text:p>141.597.135<text:s/></text:p>
          </table:table-cell>
          <table:table-cell office:value-type="float" office:value="36568739.268741585" table:style-name="ce27">
            <text:p>36.568.739<text:s/></text:p>
          </table:table-cell>
          <table:table-cell office:value-type="float" office:value="32085843.694597725" table:style-name="ce27">
            <text:p>32.085.844<text:s/></text:p>
          </table:table-cell>
          <table:table-cell office:value-type="float" office:value="11424339.973893469" table:style-name="ce27">
            <text:p>11.424.340<text:s/></text:p>
          </table:table-cell>
          <table:table-cell office:value-type="float" office:value="191851797.6872716" table:style-name="ce27">
            <text:p>191.851.798<text:s/></text:p>
          </table:table-cell>
          <table:table-cell office:value-type="float" office:value="18567596.925116785" table:style-name="ce27">
            <text:p>18.567.597<text:s/></text:p>
          </table:table-cell>
          <table:table-cell office:value-type="float" office:value="23834175.765465967" table:style-name="ce27">
            <text:p>23.834.176<text:s/></text:p>
          </table:table-cell>
          <table:table-cell office:value-type="float" office:value="27078484.974846214" table:style-name="ce27">
            <text:p>27.078.485<text:s/></text:p>
          </table:table-cell>
          <table:table-cell office:value-type="float" office:value="10948010.4320693" table:style-name="ce27">
            <text:p>10.948.010<text:s/></text:p>
          </table:table-cell>
          <table:table-cell office:value-type="float" office:value="58886816.771856174" table:style-name="ce27">
            <text:p>58.886.817<text:s/></text:p>
          </table:table-cell>
          <table:table-cell office:value-type="float" office:value="6274346.9869818045" table:style-name="ce27">
            <text:p>6.274.347<text:s/></text:p>
          </table:table-cell>
          <table:table-cell office:value-type="float" office:value="166987314.0206559" table:style-name="ce27">
            <text:p>166.987.314<text:s/></text:p>
          </table:table-cell>
          <table:table-cell office:value-type="float" office:value="388441237.26767832" table:style-name="ce27">
            <text:p>388.441.237<text:s/></text:p>
          </table:table-cell>
          <table:table-cell office:value-type="float" office:value="12721034.120429289" table:style-name="ce27">
            <text:p>12.721.034<text:s/></text:p>
          </table:table-cell>
          <table:table-cell office:value-type="float" office:value="6944314.3126126947" table:style-name="ce27">
            <text:p>6.944.314<text:s/></text:p>
          </table:table-cell>
          <table:table-cell office:value-type="float" office:value="1280838.9324116942" table:style-name="ce27">
            <text:p>1.280.839<text:s/></text:p>
          </table:table-cell>
          <table:table-cell office:value-type="float" office:value="184671742.82655448" table:style-name="ce27">
            <text:p>184.671.743<text:s/></text:p>
          </table:table-cell>
          <table:table-cell office:value-type="float" office:value="125413618.2707468" table:style-name="ce27">
            <text:p>125.413.618<text:s/></text:p>
          </table:table-cell>
          <table:table-cell office:value-type="float" office:value="8693628.9963226635" table:style-name="ce27">
            <text:p>8.693.629<text:s/></text:p>
          </table:table-cell>
          <table:table-cell office:value-type="float" office:value="1420876626.010926" table:style-name="ce27">
            <text:p>1.420.876.626<text:s/></text:p>
          </table:table-cell>
          <table:table-cell office:value-type="float" office:value="3959746.3072664682" table:style-name="ce27">
            <text:p>3.959.746<text:s/></text:p>
          </table:table-cell>
          <table:table-cell office:value-type="float" office:value="3018075201.6699982" table:style-name="ce28">
            <text:p>3.018.075.202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08535958.31216837" table:style-name="ce20">
            <text:p>108.535.958<text:s/></text:p>
          </table:table-cell>
          <table:table-cell office:value-type="float" office:value="396470500.4684388" table:style-name="ce20">
            <text:p>396.470.500<text:s/></text:p>
          </table:table-cell>
          <table:table-cell office:value-type="float" office:value="1166597041.886975" table:style-name="ce20">
            <text:p>1.166.597.042<text:s/></text:p>
          </table:table-cell>
          <table:table-cell office:value-type="float" office:value="72810245.607728034" table:style-name="ce20">
            <text:p>72.810.246<text:s/></text:p>
          </table:table-cell>
          <table:table-cell office:value-type="float" office:value="2131748867.3917625" table:style-name="ce20">
            <text:p>2.131.748.867<text:s/></text:p>
          </table:table-cell>
          <table:table-cell office:value-type="float" office:value="1648564877.0024009" table:style-name="ce20">
            <text:p>1.648.564.877<text:s/></text:p>
          </table:table-cell>
          <table:table-cell office:value-type="float" office:value="12583378488.322956" table:style-name="ce20">
            <text:p>12.583.378.488<text:s/></text:p>
          </table:table-cell>
          <table:table-cell office:value-type="float" office:value="1658164317.8973792" table:style-name="ce20">
            <text:p>1.658.164.318<text:s/></text:p>
          </table:table-cell>
          <table:table-cell office:value-type="float" office:value="1250654527.1502733" table:style-name="ce20">
            <text:p>1.250.654.527<text:s/></text:p>
          </table:table-cell>
          <table:table-cell office:value-type="float" office:value="584445006.94265115" table:style-name="ce20">
            <text:p>584.445.007<text:s/></text:p>
          </table:table-cell>
          <table:table-cell office:value-type="float" office:value="6173495448.3167658" table:style-name="ce20">
            <text:p>6.173.495.448<text:s/></text:p>
          </table:table-cell>
          <table:table-cell office:value-type="float" office:value="657379830.52610016" table:style-name="ce20">
            <text:p>657.379.831<text:s/></text:p>
          </table:table-cell>
          <table:table-cell office:value-type="float" office:value="770378481.41063762" table:style-name="ce20">
            <text:p>770.378.481<text:s/></text:p>
          </table:table-cell>
          <table:table-cell office:value-type="float" office:value="948607373.83745122" table:style-name="ce20">
            <text:p>948.607.374<text:s/></text:p>
          </table:table-cell>
          <table:table-cell office:value-type="float" office:value="507560383.65799057" table:style-name="ce20">
            <text:p>507.560.384<text:s/></text:p>
          </table:table-cell>
          <table:table-cell office:value-type="float" office:value="2005944409.4077556" table:style-name="ce20">
            <text:p>2.005.944.409<text:s/></text:p>
          </table:table-cell>
          <table:table-cell office:value-type="float" office:value="296869110.41918683" table:style-name="ce20">
            <text:p>296.869.110<text:s/></text:p>
          </table:table-cell>
          <table:table-cell office:value-type="float" office:value="6097971440.7229385" table:style-name="ce20">
            <text:p>6.097.971.441<text:s/></text:p>
          </table:table-cell>
          <table:table-cell office:value-type="float" office:value="18638980435.884903" table:style-name="ce20">
            <text:p>18.638.980.436<text:s/></text:p>
          </table:table-cell>
          <table:table-cell office:value-type="float" office:value="474145273.8647545" table:style-name="ce20">
            <text:p>474.145.274<text:s/></text:p>
          </table:table-cell>
          <table:table-cell office:value-type="float" office:value="265906993.6748665" table:style-name="ce20">
            <text:p>265.906.994<text:s/></text:p>
          </table:table-cell>
          <table:table-cell office:value-type="float" office:value="87581054.54512234" table:style-name="ce20">
            <text:p>87.581.055<text:s/></text:p>
          </table:table-cell>
          <table:table-cell office:value-type="float" office:value="5801938903.1909523" table:style-name="ce20">
            <text:p>5.801.938.903<text:s/></text:p>
          </table:table-cell>
          <table:table-cell office:value-type="float" office:value="4078984522.4538164" table:style-name="ce20">
            <text:p>4.078.984.522<text:s/></text:p>
          </table:table-cell>
          <table:table-cell office:value-type="float" office:value="310011472.10799897" table:style-name="ce20">
            <text:p>310.011.472<text:s/></text:p>
          </table:table-cell>
          <table:table-cell office:value-type="float" office:value="50580440045.327324" table:style-name="ce20">
            <text:p>50.580.440.045<text:s/></text:p>
          </table:table-cell>
          <table:table-cell office:value-type="float" office:value="157542902.57870823" table:style-name="ce20">
            <text:p>157.542.903<text:s/></text:p>
          </table:table-cell>
          <table:table-cell office:value-type="float" office:value="119455107912.91" table:style-name="ce21">
            <text:p>119.455.107.913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483179.1851506143" table:style-name="ce14">
            <text:p>483.179<text:s/></text:p>
          </table:table-cell>
          <table:table-cell office:value-type="float" office:value="4055878.6071139509" table:style-name="ce14">
            <text:p>4.055.879<text:s/></text:p>
          </table:table-cell>
          <table:table-cell office:value-type="float" office:value="8947046.8339427207" table:style-name="ce14">
            <text:p>8.947.047<text:s/></text:p>
          </table:table-cell>
          <table:table-cell office:value-type="float" office:value="822097.66472676594" table:style-name="ce14">
            <text:p>822.098<text:s/></text:p>
          </table:table-cell>
          <table:table-cell office:value-type="float" office:value="22259540.719146233" table:style-name="ce14">
            <text:p>22.259.541<text:s/></text:p>
          </table:table-cell>
          <table:table-cell office:value-type="float" office:value="15782315.33469874" table:style-name="ce14">
            <text:p>15.782.315<text:s/></text:p>
          </table:table-cell>
          <table:table-cell office:value-type="float" office:value="13060557.692026181" table:style-name="ce14">
            <text:p>13.060.558<text:s/></text:p>
          </table:table-cell>
          <table:table-cell office:value-type="float" office:value="10652510.307045236" table:style-name="ce14">
            <text:p>10.652.510<text:s/></text:p>
          </table:table-cell>
          <table:table-cell office:value-type="float" office:value="13363325.697118733" table:style-name="ce14">
            <text:p>13.363.326<text:s/></text:p>
          </table:table-cell>
          <table:table-cell office:value-type="float" office:value="6536115.8983471533" table:style-name="ce14">
            <text:p>6.536.116<text:s/></text:p>
          </table:table-cell>
          <table:table-cell office:value-type="float" office:value="550671028.06432545" table:style-name="ce14">
            <text:p>550.671.028<text:s/></text:p>
          </table:table-cell>
          <table:table-cell office:value-type="float" office:value="8520835.309589969" table:style-name="ce14">
            <text:p>8.520.835<text:s/></text:p>
          </table:table-cell>
          <table:table-cell office:value-type="float" office:value="15374224.265308302" table:style-name="ce14">
            <text:p>15.374.224<text:s/></text:p>
          </table:table-cell>
          <table:table-cell office:value-type="float" office:value="8096383.9249487836" table:style-name="ce14">
            <text:p>8.096.384<text:s/></text:p>
          </table:table-cell>
          <table:table-cell office:value-type="float" office:value="9555893.2974763568" table:style-name="ce14">
            <text:p>9.555.893<text:s/></text:p>
          </table:table-cell>
          <table:table-cell office:value-type="float" office:value="39124989.341999739" table:style-name="ce14">
            <text:p>39.124.989<text:s/></text:p>
          </table:table-cell>
          <table:table-cell office:value-type="float" office:value="2675414.459355942" table:style-name="ce14">
            <text:p>2.675.414<text:s/></text:p>
          </table:table-cell>
          <table:table-cell office:value-type="float" office:value="26411276.352731708" table:style-name="ce14">
            <text:p>26.411.276<text:s/></text:p>
          </table:table-cell>
          <table:table-cell office:value-type="float" office:value="1103024633.0143056" table:style-name="ce14">
            <text:p>1.103.024.633<text:s/></text:p>
          </table:table-cell>
          <table:table-cell office:value-type="float" office:value="3220896.6367461439" table:style-name="ce14">
            <text:p>3.220.897<text:s/></text:p>
          </table:table-cell>
          <table:table-cell office:value-type="float" office:value="1954224.2200958785" table:style-name="ce14">
            <text:p>1.954.224<text:s/></text:p>
          </table:table-cell>
          <table:table-cell office:value-type="float" office:value="369235.96521873743" table:style-name="ce14">
            <text:p>369.236<text:s/></text:p>
          </table:table-cell>
          <table:table-cell office:value-type="float" office:value="35050280.165010132" table:style-name="ce14">
            <text:p>35.050.280<text:s/></text:p>
          </table:table-cell>
          <table:table-cell office:value-type="float" office:value="16356052.438531529" table:style-name="ce14">
            <text:p>16.356.052<text:s/></text:p>
          </table:table-cell>
          <table:table-cell office:value-type="float" office:value="7057923.1743636988" table:style-name="ce14">
            <text:p>7.057.923<text:s/></text:p>
          </table:table-cell>
          <table:table-cell office:value-type="float" office:value="122244763.43680215" table:style-name="ce14">
            <text:p>122.244.763<text:s/></text:p>
          </table:table-cell>
          <table:table-cell office:value-type="float" office:value="1212529.623873696" table:style-name="ce14">
            <text:p>1.212.530<text:s/></text:p>
          </table:table-cell>
          <table:table-cell office:value-type="float" office:value="2046883151.6300001" table:style-name="ce15">
            <text:p>2.046.883.152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09019137.49731898" table:style-name="ce20">
            <text:p>109.019.137<text:s/></text:p>
          </table:table-cell>
          <table:table-cell office:value-type="float" office:value="400526379.07555276" table:style-name="ce20">
            <text:p>400.526.379<text:s/></text:p>
          </table:table-cell>
          <table:table-cell office:value-type="float" office:value="1175544088.7209177" table:style-name="ce20">
            <text:p>1.175.544.089<text:s/></text:p>
          </table:table-cell>
          <table:table-cell office:value-type="float" office:value="73632343.272454798" table:style-name="ce20">
            <text:p>73.632.343<text:s/></text:p>
          </table:table-cell>
          <table:table-cell office:value-type="float" office:value="2154008408.1109085" table:style-name="ce20">
            <text:p>2.154.008.408<text:s/></text:p>
          </table:table-cell>
          <table:table-cell office:value-type="float" office:value="1664347192.3370996" table:style-name="ce20">
            <text:p>1.664.347.192<text:s/></text:p>
          </table:table-cell>
          <table:table-cell office:value-type="float" office:value="12596439046.014982" table:style-name="ce20">
            <text:p>12.596.439.046<text:s/></text:p>
          </table:table-cell>
          <table:table-cell office:value-type="float" office:value="1668816828.2044244" table:style-name="ce20">
            <text:p>1.668.816.828<text:s/></text:p>
          </table:table-cell>
          <table:table-cell office:value-type="float" office:value="1264017852.8473921" table:style-name="ce20">
            <text:p>1.264.017.853<text:s/></text:p>
          </table:table-cell>
          <table:table-cell office:value-type="float" office:value="590981122.84099829" table:style-name="ce20">
            <text:p>590.981.123<text:s/></text:p>
          </table:table-cell>
          <table:table-cell office:value-type="float" office:value="6724166476.3810911" table:style-name="ce20">
            <text:p>6.724.166.476<text:s/></text:p>
          </table:table-cell>
          <table:table-cell office:value-type="float" office:value="665900665.83569014" table:style-name="ce20">
            <text:p>665.900.666<text:s/></text:p>
          </table:table-cell>
          <table:table-cell office:value-type="float" office:value="785752705.67594588" table:style-name="ce20">
            <text:p>785.752.706<text:s/></text:p>
          </table:table-cell>
          <table:table-cell office:value-type="float" office:value="956703757.76240003" table:style-name="ce20">
            <text:p>956.703.758<text:s/></text:p>
          </table:table-cell>
          <table:table-cell office:value-type="float" office:value="517116276.95546693" table:style-name="ce20">
            <text:p>517.116.277<text:s/></text:p>
          </table:table-cell>
          <table:table-cell office:value-type="float" office:value="2045069398.7497554" table:style-name="ce20">
            <text:p>2.045.069.399<text:s/></text:p>
          </table:table-cell>
          <table:table-cell office:value-type="float" office:value="299544524.87854278" table:style-name="ce20">
            <text:p>299.544.525<text:s/></text:p>
          </table:table-cell>
          <table:table-cell office:value-type="float" office:value="6124382717.0756702" table:style-name="ce20">
            <text:p>6.124.382.717<text:s/></text:p>
          </table:table-cell>
          <table:table-cell office:value-type="float" office:value="19742005068.899208" table:style-name="ce20">
            <text:p>19.742.005.069<text:s/></text:p>
          </table:table-cell>
          <table:table-cell office:value-type="float" office:value="477366170.50150067" table:style-name="ce20">
            <text:p>477.366.171<text:s/></text:p>
          </table:table-cell>
          <table:table-cell office:value-type="float" office:value="267861217.89496237" table:style-name="ce20">
            <text:p>267.861.218<text:s/></text:p>
          </table:table-cell>
          <table:table-cell office:value-type="float" office:value="87950290.510341078" table:style-name="ce20">
            <text:p>87.950.291<text:s/></text:p>
          </table:table-cell>
          <table:table-cell office:value-type="float" office:value="5836989183.3559628" table:style-name="ce20">
            <text:p>5.836.989.183<text:s/></text:p>
          </table:table-cell>
          <table:table-cell office:value-type="float" office:value="4095340574.8923478" table:style-name="ce20">
            <text:p>4.095.340.575<text:s/></text:p>
          </table:table-cell>
          <table:table-cell office:value-type="float" office:value="317069395.28236264" table:style-name="ce20">
            <text:p>317.069.395<text:s/></text:p>
          </table:table-cell>
          <table:table-cell office:value-type="float" office:value="50702684808.76413" table:style-name="ce20">
            <text:p>50.702.684.809<text:s/></text:p>
          </table:table-cell>
          <table:table-cell office:value-type="float" office:value="158755432.20258194" table:style-name="ce20">
            <text:p>158.755.432<text:s/></text:p>
          </table:table-cell>
          <table:table-cell office:value-type="float" office:value="121501991064.54001" table:style-name="ce21">
            <text:p>121.501.991.065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6-01-15T14:20:49Z</dc:date>
    <meta:print-date>2011-05-12T16:46:54Z</meta:print-date>
    <meta:editing-cycles>38</meta:editing-cycles>
    <meta:editing-duration>PT3960S</meta:editing-duration>
  </office:meta>
</office:document-meta>
</file>